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8502465237571442" office:value-type="float"/>
          <table:table-cell office:value="0.008502465237571442" office:value-type="float"/>
          <table:table-cell office:value="0.008502465237571442" office:value-type="float"/>
          <table:table-cell office:value="0.008502465237571442" office:value-type="float"/>
          <table:table-cell office:value="0.008502465237571442" office:value-type="float"/>
          <table:table-cell office:value="0.008502465237571442" office:value-type="float"/>
          <table:table-cell office:value="0.898868599976941" office:value-type="float"/>
          <table:table-cell office:value="1" office:value-type="float"/>
          <table:table-cell office:value="0.8502465237571442" office:value-type="float"/>
        </table:table-row>
        <table:table-row>
          <table:table-cell office:value="-0.00019606928620253747" office:value-type="float"/>
          <table:table-cell office:value="-0.00019606928620253747" office:value-type="float"/>
          <table:table-cell office:value="-0.00019606928620253747" office:value-type="float"/>
          <table:table-cell office:value="-0.00019606928620253747" office:value-type="float"/>
          <table:table-cell office:value="-0.00019606928620253747" office:value-type="float"/>
          <table:table-cell office:value="-0.00019606928620253747" office:value-type="float"/>
          <table:table-cell office:value="0.8775616288837113" office:value-type="float"/>
          <table:table-cell office:value="2" office:value-type="float"/>
          <table:table-cell office:value="-0.869853452377398" office:value-type="float"/>
        </table:table-row>
        <table:table-row>
          <table:table-cell office:value="-0.006249926731873036" office:value-type="float"/>
          <table:table-cell office:value="-0.006249926731873036" office:value-type="float"/>
          <table:table-cell office:value="-0.006249926731873036" office:value-type="float"/>
          <table:table-cell office:value="-0.006249926731873036" office:value-type="float"/>
          <table:table-cell office:value="-0.006249926731873036" office:value-type="float"/>
          <table:table-cell office:value="-0.006249926731873036" office:value-type="float"/>
          <table:table-cell office:value="0.8627327671662699" office:value-type="float"/>
          <table:table-cell office:value="3" office:value-type="float"/>
          <table:table-cell office:value="-0.6053857445670499" office:value-type="float"/>
        </table:table-row>
        <table:table-row>
          <table:table-cell office:value="0.0015339259297286814" office:value-type="float"/>
          <table:table-cell office:value="0.0015339259297286814" office:value-type="float"/>
          <table:table-cell office:value="0.0015339259297286814" office:value-type="float"/>
          <table:table-cell office:value="0.0015339259297286814" office:value-type="float"/>
          <table:table-cell office:value="0.0015339259297286814" office:value-type="float"/>
          <table:table-cell office:value="0.0015339259297286814" office:value-type="float"/>
          <table:table-cell office:value="0.8817992344201988" office:value-type="float"/>
          <table:table-cell office:value="4" office:value-type="float"/>
          <table:table-cell office:value="0.7783852661601718" office:value-type="float"/>
        </table:table-row>
        <table:table-row>
          <table:table-cell office:value="-0.0025988285214212925" office:value-type="float"/>
          <table:table-cell office:value="-0.0025988285214212925" office:value-type="float"/>
          <table:table-cell office:value="-0.0025988285214212925" office:value-type="float"/>
          <table:table-cell office:value="-0.0025988285214212925" office:value-type="float"/>
          <table:table-cell office:value="-0.0025988285214212925" office:value-type="float"/>
          <table:table-cell office:value="-0.0025988285214212925" office:value-type="float"/>
          <table:table-cell office:value="0.8716760947826654" office:value-type="float"/>
          <table:table-cell office:value="5" office:value-type="float"/>
          <table:table-cell office:value="-0.41327544511499736" office:value-type="float"/>
        </table:table-row>
        <table:table-row>
          <table:table-cell office:value="-0.002173353877714017" office:value-type="float"/>
          <table:table-cell office:value="-0.002173353877714017" office:value-type="float"/>
          <table:table-cell office:value="-0.002173353877714017" office:value-type="float"/>
          <table:table-cell office:value="-0.002173353877714017" office:value-type="float"/>
          <table:table-cell office:value="-0.002173353877714017" office:value-type="float"/>
          <table:table-cell office:value="-0.002173353877714017" office:value-type="float"/>
          <table:table-cell office:value="0.8727182905582407" office:value-type="float"/>
          <table:table-cell office:value="6" office:value-type="float"/>
          <table:table-cell office:value="0.04254746437072754" office:value-type="float"/>
        </table:table-row>
        <table:table-row>
          <table:table-cell office:value="-0.0017480318218973667" office:value-type="float"/>
          <table:table-cell office:value="-0.0017480318218973667" office:value-type="float"/>
          <table:table-cell office:value="-0.0017480318218973667" office:value-type="float"/>
          <table:table-cell office:value="-0.0017480318218973667" office:value-type="float"/>
          <table:table-cell office:value="-0.0017480318218973667" office:value-type="float"/>
          <table:table-cell office:value="-0.0017480318218973667" office:value-type="float"/>
          <table:table-cell office:value="0.873760112571343" office:value-type="float"/>
          <table:table-cell office:value="7" office:value-type="float"/>
          <table:table-cell office:value="0.04253220558166504" office:value-type="float"/>
        </table:table-row>
        <table:table-row>
          <table:table-cell office:value="-0.0015050320297983677" office:value-type="float"/>
          <table:table-cell office:value="-0.0015050320297983677" office:value-type="float"/>
          <table:table-cell office:value="-0.0015050320297983677" office:value-type="float"/>
          <table:table-cell office:value="-0.0015050320297983677" office:value-type="float"/>
          <table:table-cell office:value="-0.0015050320297983677" office:value-type="float"/>
          <table:table-cell office:value="-0.0015050320297983677" office:value-type="float"/>
          <table:table-cell office:value="0.874355338069588" office:value-type="float"/>
          <table:table-cell office:value="8" office:value-type="float"/>
          <table:table-cell office:value="0.024299979209899902" office:value-type="float"/>
        </table:table-row>
        <table:table-row>
          <table:table-cell office:value="-0.0012621395260599643" office:value-type="float"/>
          <table:table-cell office:value="-0.0012621395260599643" office:value-type="float"/>
          <table:table-cell office:value="-0.0012621395260599643" office:value-type="float"/>
          <table:table-cell office:value="-0.0012621395260599643" office:value-type="float"/>
          <table:table-cell office:value="-0.0012621395260599643" office:value-type="float"/>
          <table:table-cell office:value="-0.0012621395260599643" office:value-type="float"/>
          <table:table-cell office:value="0.8749503007660941" office:value-type="float"/>
          <table:table-cell office:value="9" office:value-type="float"/>
          <table:table-cell office:value="0.024289250373840332" office:value-type="float"/>
        </table:table-row>
        <table:table-row>
          <table:table-cell office:value="-0.0012009601265696077" office:value-type="float"/>
          <table:table-cell office:value="-0.0012009601265696077" office:value-type="float"/>
          <table:table-cell office:value="-0.0012009601265696077" office:value-type="float"/>
          <table:table-cell office:value="-0.0012009601265696077" office:value-type="float"/>
          <table:table-cell office:value="-0.0012009601265696077" office:value-type="float"/>
          <table:table-cell office:value="-0.0012009601265696077" office:value-type="float"/>
          <table:table-cell office:value="0.8751001590776154" office:value-type="float"/>
          <table:table-cell office:value="10" office:value-type="float"/>
          <table:table-cell office:value="0.0061179399490356445" office:value-type="float"/>
        </table:table-row>
        <table:table-row>
          <table:table-cell office:value="-0.001139810529401639" office:value-type="float"/>
          <table:table-cell office:value="-0.001139810529401639" office:value-type="float"/>
          <table:table-cell office:value="-0.001139810529401639" office:value-type="float"/>
          <table:table-cell office:value="-0.001139810529401639" office:value-type="float"/>
          <table:table-cell office:value="-0.001139810529401639" office:value-type="float"/>
          <table:table-cell office:value="-0.001139810529401639" office:value-type="float"/>
          <table:table-cell office:value="0.8752499443886537" office:value-type="float"/>
          <table:table-cell office:value="11" office:value-type="float"/>
          <table:table-cell office:value="0.006114959716796875" office:value-type="float"/>
        </table:table-row>
        <table:table-row>
          <table:table-cell office:value="-0.001256675568273404" office:value-type="float"/>
          <table:table-cell office:value="-0.001256675568273404" office:value-type="float"/>
          <table:table-cell office:value="-0.001256675568273404" office:value-type="float"/>
          <table:table-cell office:value="-0.001256675568273404" office:value-type="float"/>
          <table:table-cell office:value="-0.001256675568273404" office:value-type="float"/>
          <table:table-cell office:value="-0.001256675568273404" office:value-type="float"/>
          <table:table-cell office:value="0.8749636846746474" office:value-type="float"/>
          <table:table-cell office:value="12" office:value-type="float"/>
          <table:table-cell office:value="-0.011686503887176514" office:value-type="float"/>
        </table:table-row>
        <table:table-row>
          <table:table-cell office:value="-0.0013735006720331697" office:value-type="float"/>
          <table:table-cell office:value="-0.0013735006720331697" office:value-type="float"/>
          <table:table-cell office:value="-0.0013735006720331697" office:value-type="float"/>
          <table:table-cell office:value="-0.0013735006720331697" office:value-type="float"/>
          <table:table-cell office:value="-0.0013735006720331697" office:value-type="float"/>
          <table:table-cell office:value="-0.0013735006720331697" office:value-type="float"/>
          <table:table-cell office:value="0.8746775227812882" office:value-type="float"/>
          <table:table-cell office:value="13" office:value-type="float"/>
          <table:table-cell office:value="-0.011682510375976562" office:value-type="float"/>
        </table:table-row>
        <table:table-row>
          <table:table-cell office:value="-0.001666444388082364" office:value-type="float"/>
          <table:table-cell office:value="-0.001666444388082364" office:value-type="float"/>
          <table:table-cell office:value="-0.001666444388082364" office:value-type="float"/>
          <table:table-cell office:value="-0.001666444388082364" office:value-type="float"/>
          <table:table-cell office:value="-0.001666444388082364" office:value-type="float"/>
          <table:table-cell office:value="-0.001666444388082364" office:value-type="float"/>
          <table:table-cell office:value="0.8739599601536129" office:value-type="float"/>
          <table:table-cell office:value="14" office:value-type="float"/>
          <table:table-cell office:value="-0.029294371604919434" office:value-type="float"/>
        </table:table-row>
        <table:table-row>
          <table:table-cell office:value="-0.001959238496473172" office:value-type="float"/>
          <table:table-cell office:value="-0.001959238496473172" office:value-type="float"/>
          <table:table-cell office:value="-0.001959238496473172" office:value-type="float"/>
          <table:table-cell office:value="-0.001959238496473172" office:value-type="float"/>
          <table:table-cell office:value="-0.001959238496473172" office:value-type="float"/>
          <table:table-cell office:value="-0.001959238496473172" office:value-type="float"/>
          <table:table-cell office:value="0.8732427639883622" office:value-type="float"/>
          <table:table-cell office:value="15" office:value-type="float"/>
          <table:table-cell office:value="-0.02927941083908081" office:value-type="float"/>
        </table:table-row>
        <table:table-row>
          <table:table-cell office:value="-0.0024262337357309842" office:value-type="float"/>
          <table:table-cell office:value="-0.0024262337357309842" office:value-type="float"/>
          <table:table-cell office:value="-0.0024262337357309842" office:value-type="float"/>
          <table:table-cell office:value="-0.0024262337357309842" office:value-type="float"/>
          <table:table-cell office:value="-0.0024262337357309842" office:value-type="float"/>
          <table:table-cell office:value="-0.0024262337357309842" office:value-type="float"/>
          <table:table-cell office:value="0.8720988639398717" office:value-type="float"/>
          <table:table-cell office:value="16" office:value-type="float"/>
          <table:table-cell office:value="-0.04669952392578125" office:value-type="float"/>
        </table:table-row>
        <table:table-row>
          <table:table-cell office:value="-0.0028929470450190092" office:value-type="float"/>
          <table:table-cell office:value="-0.0028929470450190092" office:value-type="float"/>
          <table:table-cell office:value="-0.0028929470450190092" office:value-type="float"/>
          <table:table-cell office:value="-0.0028929470450190092" office:value-type="float"/>
          <table:table-cell office:value="-0.0028929470450190092" office:value-type="float"/>
          <table:table-cell office:value="-0.0028929470450190092" office:value-type="float"/>
          <table:table-cell office:value="0.8709556544759502" office:value-type="float"/>
          <table:table-cell office:value="17" office:value-type="float"/>
          <table:table-cell office:value="-0.04667133092880249" office:value-type="float"/>
        </table:table-row>
        <table:table-row>
          <table:table-cell office:value="-0.003530698862722256" office:value-type="float"/>
          <table:table-cell office:value="-0.003530698862722256" office:value-type="float"/>
          <table:table-cell office:value="-0.003530698862722256" office:value-type="float"/>
          <table:table-cell office:value="-0.003530698862722256" office:value-type="float"/>
          <table:table-cell office:value="-0.003530698862722256" office:value-type="float"/>
          <table:table-cell office:value="-0.003530698862722256" office:value-type="float"/>
          <table:table-cell office:value="0.8693934879400449" office:value-type="float"/>
          <table:table-cell office:value="18" office:value-type="float"/>
          <table:table-cell office:value="-0.06377518177032471" office:value-type="float"/>
        </table:table-row>
        <table:table-row>
          <table:table-cell office:value="-0.004168041792562344" office:value-type="float"/>
          <table:table-cell office:value="-0.004168041792562344" office:value-type="float"/>
          <table:table-cell office:value="-0.004168041792562344" office:value-type="float"/>
          <table:table-cell office:value="-0.004168041792562344" office:value-type="float"/>
          <table:table-cell office:value="-0.004168041792562344" office:value-type="float"/>
          <table:table-cell office:value="-0.004168041792562344" office:value-type="float"/>
          <table:table-cell office:value="0.8678323229707662" office:value-type="float"/>
          <table:table-cell office:value="19" office:value-type="float"/>
          <table:table-cell office:value="-0.06373429298400879" office:value-type="float"/>
        </table:table-row>
        <table:table-row>
          <table:table-cell office:value="-0.0049762760073450586" office:value-type="float"/>
          <table:table-cell office:value="-0.0049762760073450586" office:value-type="float"/>
          <table:table-cell office:value="-0.0049762760073450586" office:value-type="float"/>
          <table:table-cell office:value="-0.0049762760073450586" office:value-type="float"/>
          <table:table-cell office:value="-0.0049762760073450586" office:value-type="float"/>
          <table:table-cell office:value="-0.0049762760073450586" office:value-type="float"/>
          <table:table-cell office:value="0.8658525615518895" office:value-type="float"/>
          <table:table-cell office:value="20" office:value-type="float"/>
          <table:table-cell office:value="-0.08082342147827148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08066314458847046" office:value-type="float"/>
          <table:table-cell office:value="-0.0008066314458847046" office:value-type="float"/>
          <table:table-cell office:value="-0.0008066314458847046" office:value-type="float"/>
          <table:table-cell office:value="-0.0008066314458847046" office:value-type="float"/>
          <table:table-cell office:value="-0.0008066314458847046" office:value-type="float"/>
          <table:table-cell office:value="-0.0008066314458847046" office:value-type="float"/>
          <table:table-cell office:value="0.9087601586383156" office:value-type="float"/>
          <table:table-cell office:value="1" office:value-type="float"/>
          <table:table-cell office:value="-0.08066314458847046" office:value-type="float"/>
        </table:table-row>
        <table:table-row>
          <table:table-cell office:value="-0.001782851219177246" office:value-type="float"/>
          <table:table-cell office:value="-0.001782851219177246" office:value-type="float"/>
          <table:table-cell office:value="-0.001782851219177246" office:value-type="float"/>
          <table:table-cell office:value="-0.001782851219177246" office:value-type="float"/>
          <table:table-cell office:value="-0.001782851219177246" office:value-type="float"/>
          <table:table-cell office:value="-0.001782851219177246" office:value-type="float"/>
          <table:table-cell office:value="0.9063689183169333" office:value-type="float"/>
          <table:table-cell office:value="2" office:value-type="float"/>
          <table:table-cell office:value="-0.09762197732925415" office:value-type="float"/>
        </table:table-row>
        <table:table-row>
          <table:table-cell office:value="-0.00275820791721344" office:value-type="float"/>
          <table:table-cell office:value="-0.00275820791721344" office:value-type="float"/>
          <table:table-cell office:value="-0.00275820791721344" office:value-type="float"/>
          <table:table-cell office:value="-0.00275820791721344" office:value-type="float"/>
          <table:table-cell office:value="-0.00275820791721344" office:value-type="float"/>
          <table:table-cell office:value="-0.00275820791721344" office:value-type="float"/>
          <table:table-cell office:value="0.9039797920895388" office:value-type="float"/>
          <table:table-cell office:value="3" office:value-type="float"/>
          <table:table-cell office:value="-0.09753566980361938" office:value-type="float"/>
        </table:table-row>
        <table:table-row>
          <table:table-cell office:value="-0.0038997483253479003" office:value-type="float"/>
          <table:table-cell office:value="-0.0038997483253479003" office:value-type="float"/>
          <table:table-cell office:value="-0.0038997483253479003" office:value-type="float"/>
          <table:table-cell office:value="-0.0038997483253479003" office:value-type="float"/>
          <table:table-cell office:value="-0.0038997483253479003" office:value-type="float"/>
          <table:table-cell office:value="-0.0038997483253479003" office:value-type="float"/>
          <table:table-cell office:value="0.901183600568841" office:value-type="float"/>
          <table:table-cell office:value="4" office:value-type="float"/>
          <table:table-cell office:value="-0.11415404081344604" office:value-type="float"/>
        </table:table-row>
        <table:table-row>
          <table:table-cell office:value="-0.005040319561958313" office:value-type="float"/>
          <table:table-cell office:value="-0.005040319561958313" office:value-type="float"/>
          <table:table-cell office:value="-0.005040319561958313" office:value-type="float"/>
          <table:table-cell office:value="-0.005040319561958313" office:value-type="float"/>
          <table:table-cell office:value="-0.005040319561958313" office:value-type="float"/>
          <table:table-cell office:value="-0.005040319561958313" office:value-type="float"/>
          <table:table-cell office:value="0.8983897830238502" office:value-type="float"/>
          <table:table-cell office:value="5" office:value-type="float"/>
          <table:table-cell office:value="-0.11405712366104126" office:value-type="float"/>
        </table:table-row>
        <table:table-row>
          <table:table-cell office:value="-0.006344280838966369" office:value-type="float"/>
          <table:table-cell office:value="-0.006344280838966369" office:value-type="float"/>
          <table:table-cell office:value="-0.006344280838966369" office:value-type="float"/>
          <table:table-cell office:value="-0.006344280838966369" office:value-type="float"/>
          <table:table-cell office:value="-0.006344280838966369" office:value-type="float"/>
          <table:table-cell office:value="-0.006344280838966369" office:value-type="float"/>
          <table:table-cell office:value="0.8951957432508325" office:value-type="float"/>
          <table:table-cell office:value="6" office:value-type="float"/>
          <table:table-cell office:value="-0.13039612770080566" office:value-type="float"/>
        </table:table-row>
        <table:table-row>
          <table:table-cell office:value="-0.007647106051445007" office:value-type="float"/>
          <table:table-cell office:value="-0.007647106051445007" office:value-type="float"/>
          <table:table-cell office:value="-0.007647106051445007" office:value-type="float"/>
          <table:table-cell office:value="-0.007647106051445007" office:value-type="float"/>
          <table:table-cell office:value="-0.007647106051445007" office:value-type="float"/>
          <table:table-cell office:value="-0.007647106051445007" office:value-type="float"/>
          <table:table-cell office:value="0.8920044862562267" office:value-type="float"/>
          <table:table-cell office:value="7" office:value-type="float"/>
          <table:table-cell office:value="-0.13028252124786377" office:value-type="float"/>
        </table:table-row>
        <table:table-row>
          <table:table-cell office:value="-0.009107796549797058" office:value-type="float"/>
          <table:table-cell office:value="-0.009107796549797058" office:value-type="float"/>
          <table:table-cell office:value="-0.009107796549797058" office:value-type="float"/>
          <table:table-cell office:value="-0.009107796549797058" office:value-type="float"/>
          <table:table-cell office:value="-0.009107796549797058" office:value-type="float"/>
          <table:table-cell office:value="-0.009107796549797058" office:value-type="float"/>
          <table:table-cell office:value="0.8884265398631326" office:value-type="float"/>
          <table:table-cell office:value="8" office:value-type="float"/>
          <table:table-cell office:value="-0.14606904983520508" office:value-type="float"/>
        </table:table-row>
        <table:table-row>
          <table:table-cell office:value="-0.010567507147789002" office:value-type="float"/>
          <table:table-cell office:value="-0.010567507147789002" office:value-type="float"/>
          <table:table-cell office:value="-0.010567507147789002" office:value-type="float"/>
          <table:table-cell office:value="-0.010567507147789002" office:value-type="float"/>
          <table:table-cell office:value="-0.010567507147789002" office:value-type="float"/>
          <table:table-cell office:value="-0.010567507147789002" office:value-type="float"/>
          <table:table-cell office:value="0.8848509937259195" office:value-type="float"/>
          <table:table-cell office:value="9" office:value-type="float"/>
          <table:table-cell office:value="-0.14597105979919434" office:value-type="float"/>
        </table:table-row>
        <table:table-row>
          <table:table-cell office:value="-0.012183918952941894" office:value-type="float"/>
          <table:table-cell office:value="-0.012183918952941894" office:value-type="float"/>
          <table:table-cell office:value="-0.012183918952941894" office:value-type="float"/>
          <table:table-cell office:value="-0.012183918952941894" office:value-type="float"/>
          <table:table-cell office:value="-0.012183918952941894" office:value-type="float"/>
          <table:table-cell office:value="-0.012183918952941894" office:value-type="float"/>
          <table:table-cell office:value="0.8808916095890837" office:value-type="float"/>
          <table:table-cell office:value="10" office:value-type="float"/>
          <table:table-cell office:value="-0.1616411805152893" office:value-type="float"/>
        </table:table-row>
        <table:table-row>
          <table:table-cell office:value="-0.013799090385437012" office:value-type="float"/>
          <table:table-cell office:value="-0.013799090385437012" office:value-type="float"/>
          <table:table-cell office:value="-0.013799090385437012" office:value-type="float"/>
          <table:table-cell office:value="-0.013799090385437012" office:value-type="float"/>
          <table:table-cell office:value="-0.013799090385437012" office:value-type="float"/>
          <table:table-cell office:value="-0.013799090385437012" office:value-type="float"/>
          <table:table-cell office:value="0.8769352637323505" office:value-type="float"/>
          <table:table-cell office:value="11" office:value-type="float"/>
          <table:table-cell office:value="-0.16151714324951172" office:value-type="float"/>
        </table:table-row>
        <table:table-row>
          <table:table-cell office:value="-0.015569574236869813" office:value-type="float"/>
          <table:table-cell office:value="-0.015569574236869813" office:value-type="float"/>
          <table:table-cell office:value="-0.015569574236869813" office:value-type="float"/>
          <table:table-cell office:value="-0.015569574236869813" office:value-type="float"/>
          <table:table-cell office:value="-0.015569574236869813" office:value-type="float"/>
          <table:table-cell office:value="-0.015569574236869813" office:value-type="float"/>
          <table:table-cell office:value="0.8725984816985026" office:value-type="float"/>
          <table:table-cell office:value="12" office:value-type="float"/>
          <table:table-cell office:value="-0.17704838514328003" office:value-type="float"/>
        </table:table-row>
        <table:table-row>
          <table:table-cell office:value="-0.017338508963584902" office:value-type="float"/>
          <table:table-cell office:value="-0.017338508963584902" office:value-type="float"/>
          <table:table-cell office:value="-0.017338508963584902" office:value-type="float"/>
          <table:table-cell office:value="-0.017338508963584902" office:value-type="float"/>
          <table:table-cell office:value="-0.017338508963584902" office:value-type="float"/>
          <table:table-cell office:value="-0.017338508963584902" office:value-type="float"/>
          <table:table-cell office:value="0.8682654942297611" office:value-type="float"/>
          <table:table-cell office:value="13" office:value-type="float"/>
          <table:table-cell office:value="-0.1768934726715088" office:value-type="float"/>
        </table:table-row>
        <table:table-row>
          <table:table-cell office:value="-0.019261587858200074" office:value-type="float"/>
          <table:table-cell office:value="-0.019261587858200074" office:value-type="float"/>
          <table:table-cell office:value="-0.019261587858200074" office:value-type="float"/>
          <table:table-cell office:value="-0.019261587858200074" office:value-type="float"/>
          <table:table-cell office:value="-0.019261587858200074" office:value-type="float"/>
          <table:table-cell office:value="-0.019261587858200074" office:value-type="float"/>
          <table:table-cell office:value="0.8635549322028384" office:value-type="float"/>
          <table:table-cell office:value="14" office:value-type="float"/>
          <table:table-cell office:value="-0.19230788946151733" office:value-type="float"/>
        </table:table-row>
        <table:table-row>
          <table:table-cell office:value="-0.021182688474655154" office:value-type="float"/>
          <table:table-cell office:value="-0.021182688474655154" office:value-type="float"/>
          <table:table-cell office:value="-0.021182688474655154" office:value-type="float"/>
          <table:table-cell office:value="-0.021182688474655154" office:value-type="float"/>
          <table:table-cell office:value="-0.021182688474655154" office:value-type="float"/>
          <table:table-cell office:value="-0.021182688474655154" office:value-type="float"/>
          <table:table-cell office:value="0.8588492159479773" office:value-type="float"/>
          <table:table-cell office:value="15" office:value-type="float"/>
          <table:table-cell office:value="-0.1921100616455078" office:value-type="float"/>
        </table:table-row>
        <table:table-row>
          <table:table-cell office:value="-0.02325324416160584" office:value-type="float"/>
          <table:table-cell office:value="-0.02325324416160584" office:value-type="float"/>
          <table:table-cell office:value="-0.02325324416160584" office:value-type="float"/>
          <table:table-cell office:value="-0.02325324416160584" office:value-type="float"/>
          <table:table-cell office:value="-0.02325324416160584" office:value-type="float"/>
          <table:table-cell office:value="-0.02325324416160584" office:value-type="float"/>
          <table:table-cell office:value="0.8537774110309302" office:value-type="float"/>
          <table:table-cell office:value="16" office:value-type="float"/>
          <table:table-cell office:value="-0.20705556869506836" office:value-type="float"/>
        </table:table-row>
        <table:table-row>
          <table:table-cell office:value="-0.02532190799713135" office:value-type="float"/>
          <table:table-cell office:value="-0.02532190799713135" office:value-type="float"/>
          <table:table-cell office:value="-0.02532190799713135" office:value-type="float"/>
          <table:table-cell office:value="-0.02532190799713135" office:value-type="float"/>
          <table:table-cell office:value="-0.02532190799713135" office:value-type="float"/>
          <table:table-cell office:value="-0.02532190799713135" office:value-type="float"/>
          <table:table-cell office:value="0.8487102401845439" office:value-type="float"/>
          <table:table-cell office:value="17" office:value-type="float"/>
          <table:table-cell office:value="-0.20686638355255127" office:value-type="float"/>
        </table:table-row>
        <table:table-row>
          <table:table-cell office:value="-0.027538818120956425" office:value-type="float"/>
          <table:table-cell office:value="-0.027538818120956425" office:value-type="float"/>
          <table:table-cell office:value="-0.027538818120956425" office:value-type="float"/>
          <table:table-cell office:value="-0.027538818120956425" office:value-type="float"/>
          <table:table-cell office:value="-0.027538818120956425" office:value-type="float"/>
          <table:table-cell office:value="-0.027538818120956425" office:value-type="float"/>
          <table:table-cell office:value="0.8432799415755622" office:value-type="float"/>
          <table:table-cell office:value="18" office:value-type="float"/>
          <table:table-cell office:value="-0.22169101238250732" office:value-type="float"/>
        </table:table-row>
        <table:table-row>
          <table:table-cell office:value="-0.029754591584205632" office:value-type="float"/>
          <table:table-cell office:value="-0.029754591584205632" office:value-type="float"/>
          <table:table-cell office:value="-0.029754591584205632" office:value-type="float"/>
          <table:table-cell office:value="-0.029754591584205632" office:value-type="float"/>
          <table:table-cell office:value="-0.029754591584205632" office:value-type="float"/>
          <table:table-cell office:value="-0.029754591584205632" office:value-type="float"/>
          <table:table-cell office:value="0.8378524272050022" office:value-type="float"/>
          <table:table-cell office:value="19" office:value-type="float"/>
          <table:table-cell office:value="-0.22157734632492065" office:value-type="float"/>
        </table:table-row>
        <table:table-row>
          <table:table-cell office:value="-0.03211816787719727" office:value-type="float"/>
          <table:table-cell office:value="-0.03211816787719727" office:value-type="float"/>
          <table:table-cell office:value="-0.03211816787719727" office:value-type="float"/>
          <table:table-cell office:value="-0.03211816787719727" office:value-type="float"/>
          <table:table-cell office:value="-0.03211816787719727" office:value-type="float"/>
          <table:table-cell office:value="-0.03211816787719727" office:value-type="float"/>
          <table:table-cell office:value="0.8320628713190337" office:value-type="float"/>
          <table:table-cell office:value="20" office:value-type="float"/>
          <table:table-cell office:value="-0.23635762929916382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2382005453109741" office:value-type="float"/>
          <table:table-cell office:value="-0.002382005453109741" office:value-type="float"/>
          <table:table-cell office:value="-0.002382005453109741" office:value-type="float"/>
          <table:table-cell office:value="-0.002382005453109741" office:value-type="float"/>
          <table:table-cell office:value="-0.002382005453109741" office:value-type="float"/>
          <table:table-cell office:value="-0.002382005453109741" office:value-type="float"/>
          <table:table-cell office:value="0.9511384475260258" office:value-type="float"/>
          <table:table-cell office:value="1" office:value-type="float"/>
          <table:table-cell office:value="-0.23820054531097412" office:value-type="float"/>
        </table:table-row>
        <table:table-row>
          <table:table-cell office:value="-0.0049086987972259515" office:value-type="float"/>
          <table:table-cell office:value="-0.0049086987972259515" office:value-type="float"/>
          <table:table-cell office:value="-0.0049086987972259515" office:value-type="float"/>
          <table:table-cell office:value="-0.0049086987972259515" office:value-type="float"/>
          <table:table-cell office:value="-0.0049086987972259515" office:value-type="float"/>
          <table:table-cell office:value="-0.0049086987972259515" office:value-type="float"/>
          <table:table-cell office:value="0.9449493380964546" office:value-type="float"/>
          <table:table-cell office:value="2" office:value-type="float"/>
          <table:table-cell office:value="-0.2526693344116211" office:value-type="float"/>
        </table:table-row>
        <table:table-row>
          <table:table-cell office:value="-0.007432413697242736" office:value-type="float"/>
          <table:table-cell office:value="-0.007432413697242736" office:value-type="float"/>
          <table:table-cell office:value="-0.007432413697242736" office:value-type="float"/>
          <table:table-cell office:value="-0.007432413697242736" office:value-type="float"/>
          <table:table-cell office:value="-0.007432413697242736" office:value-type="float"/>
          <table:table-cell office:value="-0.007432413697242736" office:value-type="float"/>
          <table:table-cell office:value="0.9387675243351545" office:value-type="float"/>
          <table:table-cell office:value="3" office:value-type="float"/>
          <table:table-cell office:value="-0.25237149000167847" office:value-type="float"/>
        </table:table-row>
        <table:table-row>
          <table:table-cell office:value="-0.010100033283233643" office:value-type="float"/>
          <table:table-cell office:value="-0.010100033283233643" office:value-type="float"/>
          <table:table-cell office:value="-0.010100033283233643" office:value-type="float"/>
          <table:table-cell office:value="-0.010100033283233643" office:value-type="float"/>
          <table:table-cell office:value="-0.010100033283233643" office:value-type="float"/>
          <table:table-cell office:value="-0.010100033283233643" office:value-type="float"/>
          <table:table-cell office:value="0.9322332175216222" office:value-type="float"/>
          <table:table-cell office:value="4" office:value-type="float"/>
          <table:table-cell office:value="-0.2667619585990906" office:value-type="float"/>
        </table:table-row>
        <table:table-row>
          <table:table-cell office:value="-0.012765004634857177" office:value-type="float"/>
          <table:table-cell office:value="-0.012765004634857177" office:value-type="float"/>
          <table:table-cell office:value="-0.012765004634857177" office:value-type="float"/>
          <table:table-cell office:value="-0.012765004634857177" office:value-type="float"/>
          <table:table-cell office:value="-0.012765004634857177" office:value-type="float"/>
          <table:table-cell office:value="-0.012765004634857177" office:value-type="float"/>
          <table:table-cell office:value="0.9257053975310094" office:value-type="float"/>
          <table:table-cell office:value="5" office:value-type="float"/>
          <table:table-cell office:value="-0.2664971351623535" office:value-type="float"/>
        </table:table-row>
        <table:table-row>
          <table:table-cell office:value="-0.01557321548461914" office:value-type="float"/>
          <table:table-cell office:value="-0.01557321548461914" office:value-type="float"/>
          <table:table-cell office:value="-0.01557321548461914" office:value-type="float"/>
          <table:table-cell office:value="-0.01557321548461914" office:value-type="float"/>
          <table:table-cell office:value="-0.01557321548461914" office:value-type="float"/>
          <table:table-cell office:value="-0.01557321548461914" office:value-type="float"/>
          <table:table-cell office:value="0.918826713858945" office:value-type="float"/>
          <table:table-cell office:value="6" office:value-type="float"/>
          <table:table-cell office:value="-0.2808210849761963" office:value-type="float"/>
        </table:table-row>
        <table:table-row>
          <table:table-cell office:value="-0.018379501700401306" office:value-type="float"/>
          <table:table-cell office:value="-0.018379501700401306" office:value-type="float"/>
          <table:table-cell office:value="-0.018379501700401306" office:value-type="float"/>
          <table:table-cell office:value="-0.018379501700401306" office:value-type="float"/>
          <table:table-cell office:value="-0.018379501700401306" office:value-type="float"/>
          <table:table-cell office:value="-0.018379501700401306" office:value-type="float"/>
          <table:table-cell office:value="0.9119527445580728" office:value-type="float"/>
          <table:table-cell office:value="7" office:value-type="float"/>
          <table:table-cell office:value="-0.28062862157821655" office:value-type="float"/>
        </table:table-row>
        <table:table-row>
          <table:table-cell office:value="-0.02132627785205841" office:value-type="float"/>
          <table:table-cell office:value="-0.02132627785205841" office:value-type="float"/>
          <table:table-cell office:value="-0.02132627785205841" office:value-type="float"/>
          <table:table-cell office:value="-0.02132627785205841" office:value-type="float"/>
          <table:table-cell office:value="-0.02132627785205841" office:value-type="float"/>
          <table:table-cell office:value="-0.02132627785205841" office:value-type="float"/>
          <table:table-cell office:value="0.9047346466003107" office:value-type="float"/>
          <table:table-cell office:value="8" office:value-type="float"/>
          <table:table-cell office:value="-0.29467761516571045" office:value-type="float"/>
        </table:table-row>
        <table:table-row>
          <table:table-cell office:value="-0.024271072745323183" office:value-type="float"/>
          <table:table-cell office:value="-0.024271072745323183" office:value-type="float"/>
          <table:table-cell office:value="-0.024271072745323183" office:value-type="float"/>
          <table:table-cell office:value="-0.024271072745323183" office:value-type="float"/>
          <table:table-cell office:value="-0.024271072745323183" office:value-type="float"/>
          <table:table-cell office:value="-0.024271072745323183" office:value-type="float"/>
          <table:table-cell office:value="0.8975214017146583" office:value-type="float"/>
          <table:table-cell office:value="9" office:value-type="float"/>
          <table:table-cell office:value="-0.29447948932647705" office:value-type="float"/>
        </table:table-row>
        <table:table-row>
          <table:table-cell office:value="-0.027356852293014527" office:value-type="float"/>
          <table:table-cell office:value="-0.027356852293014527" office:value-type="float"/>
          <table:table-cell office:value="-0.027356852293014527" office:value-type="float"/>
          <table:table-cell office:value="-0.027356852293014527" office:value-type="float"/>
          <table:table-cell office:value="-0.027356852293014527" office:value-type="float"/>
          <table:table-cell office:value="-0.027356852293014527" office:value-type="float"/>
          <table:table-cell office:value="0.8899628163640982" office:value-type="float"/>
          <table:table-cell office:value="10" office:value-type="float"/>
          <table:table-cell office:value="-0.3085779547691345" office:value-type="float"/>
        </table:table-row>
        <table:table-row>
          <table:table-cell office:value="-0.030441087484359742" office:value-type="float"/>
          <table:table-cell office:value="-0.030441087484359742" office:value-type="float"/>
          <table:table-cell office:value="-0.030441087484359742" office:value-type="float"/>
          <table:table-cell office:value="-0.030441087484359742" office:value-type="float"/>
          <table:table-cell office:value="-0.030441087484359742" office:value-type="float"/>
          <table:table-cell office:value="-0.030441087484359742" office:value-type="float"/>
          <table:table-cell office:value="0.8824080138985673" office:value-type="float"/>
          <table:table-cell office:value="11" office:value-type="float"/>
          <table:table-cell office:value="-0.3084235191345215" office:value-type="float"/>
        </table:table-row>
        <table:table-row>
          <table:table-cell office:value="-0.033663684725761416" office:value-type="float"/>
          <table:table-cell office:value="-0.033663684725761416" office:value-type="float"/>
          <table:table-cell office:value="-0.033663684725761416" office:value-type="float"/>
          <table:table-cell office:value="-0.033663684725761416" office:value-type="float"/>
          <table:table-cell office:value="-0.033663684725761416" office:value-type="float"/>
          <table:table-cell office:value="-0.033663684725761416" office:value-type="float"/>
          <table:table-cell office:value="0.8745142950106324" office:value-type="float"/>
          <table:table-cell office:value="12" office:value-type="float"/>
          <table:table-cell office:value="-0.32225972414016724" office:value-type="float"/>
        </table:table-row>
        <table:table-row>
          <table:table-cell office:value="-0.03688450634479523" office:value-type="float"/>
          <table:table-cell office:value="-0.03688450634479523" office:value-type="float"/>
          <table:table-cell office:value="-0.03688450634479523" office:value-type="float"/>
          <table:table-cell office:value="-0.03688450634479523" office:value-type="float"/>
          <table:table-cell office:value="-0.03688450634479523" office:value-type="float"/>
          <table:table-cell office:value="-0.03688450634479523" office:value-type="float"/>
          <table:table-cell office:value="0.8666249254914749" office:value-type="float"/>
          <table:table-cell office:value="13" office:value-type="float"/>
          <table:table-cell office:value="-0.32208216190338135" office:value-type="float"/>
        </table:table-row>
        <table:table-row>
          <table:table-cell office:value="-0.04024291872978211" office:value-type="float"/>
          <table:table-cell office:value="-0.04024291872978211" office:value-type="float"/>
          <table:table-cell office:value="-0.04024291872978211" office:value-type="float"/>
          <table:table-cell office:value="-0.04024291872978211" office:value-type="float"/>
          <table:table-cell office:value="-0.04024291872978211" office:value-type="float"/>
          <table:table-cell office:value="-0.04024291872978211" office:value-type="float"/>
          <table:table-cell office:value="0.8583985288024134" office:value-type="float"/>
          <table:table-cell office:value="14" office:value-type="float"/>
          <table:table-cell office:value="-0.33584123849868774" office:value-type="float"/>
        </table:table-row>
        <table:table-row>
          <table:table-cell office:value="-0.04359943330287934" office:value-type="float"/>
          <table:table-cell office:value="-0.04359943330287934" office:value-type="float"/>
          <table:table-cell office:value="-0.04359943330287934" office:value-type="float"/>
          <table:table-cell office:value="-0.04359943330287934" office:value-type="float"/>
          <table:table-cell office:value="-0.04359943330287934" office:value-type="float"/>
          <table:table-cell office:value="-0.04359943330287934" office:value-type="float"/>
          <table:table-cell office:value="0.8501767807841095" office:value-type="float"/>
          <table:table-cell office:value="15" office:value-type="float"/>
          <table:table-cell office:value="-0.3356514573097229" office:value-type="float"/>
        </table:table-row>
        <table:table-row>
          <table:table-cell office:value="-0.04709416210651398" office:value-type="float"/>
          <table:table-cell office:value="-0.04709416210651398" office:value-type="float"/>
          <table:table-cell office:value="-0.04709416210651398" office:value-type="float"/>
          <table:table-cell office:value="-0.04709416210651398" office:value-type="float"/>
          <table:table-cell office:value="-0.04709416210651398" office:value-type="float"/>
          <table:table-cell office:value="-0.04709416210651398" office:value-type="float"/>
          <table:table-cell office:value="0.8416164784257976" office:value-type="float"/>
          <table:table-cell office:value="16" office:value-type="float"/>
          <table:table-cell office:value="-0.349472880363464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344986583115128" office:value-type="float"/>
          <table:table-cell office:value="17" office:value-type="float"/>
          <table:table-cell office:value="-0.34929424524307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344986583115128" office:value-type="float"/>
          <table:table-cell office:value="18" office:value-type="float"/>
          <table:table-cell office:value="-0.362998485565185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344986583115128" office:value-type="float"/>
          <table:table-cell office:value="19" office:value-type="float"/>
          <table:table-cell office:value="-0.3629984855651855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344986583115128" office:value-type="float"/>
          <table:table-cell office:value="20" office:value-type="float"/>
          <table:table-cell office:value="-0.3765122890472412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37543416023254395" office:value-type="float"/>
          <table:table-cell office:value="-0.0037543416023254395" office:value-type="float"/>
          <table:table-cell office:value="-0.0037543416023254395" office:value-type="float"/>
          <table:table-cell office:value="-0.0037543416023254395" office:value-type="float"/>
          <table:table-cell office:value="-0.0037543416023254395" office:value-type="float"/>
          <table:table-cell office:value="-0.0037543416023254395" office:value-type="float"/>
          <table:table-cell office:value="0.8920670089983795" office:value-type="float"/>
          <table:table-cell office:value="1" office:value-type="float"/>
          <table:table-cell office:value="-0.37543416023254395" office:value-type="float"/>
        </table:table-row>
        <table:table-row>
          <table:table-cell office:value="-0.007641022801399231" office:value-type="float"/>
          <table:table-cell office:value="-0.007641022801399231" office:value-type="float"/>
          <table:table-cell office:value="-0.007641022801399231" office:value-type="float"/>
          <table:table-cell office:value="-0.007641022801399231" office:value-type="float"/>
          <table:table-cell office:value="-0.007641022801399231" office:value-type="float"/>
          <table:table-cell office:value="-0.007641022801399231" office:value-type="float"/>
          <table:table-cell office:value="0.901587394728979" office:value-type="float"/>
          <table:table-cell office:value="2" office:value-type="float"/>
          <table:table-cell office:value="-0.38866811990737915" office:value-type="float"/>
        </table:table-row>
        <table:table-row>
          <table:table-cell office:value="-0.011525138616561889" office:value-type="float"/>
          <table:table-cell office:value="-0.011525138616561889" office:value-type="float"/>
          <table:table-cell office:value="-0.011525138616561889" office:value-type="float"/>
          <table:table-cell office:value="-0.011525138616561889" office:value-type="float"/>
          <table:table-cell office:value="-0.011525138616561889" office:value-type="float"/>
          <table:table-cell office:value="-0.011525138616561889" office:value-type="float"/>
          <table:table-cell office:value="0.9111014965780019" office:value-type="float"/>
          <table:table-cell office:value="3" office:value-type="float"/>
          <table:table-cell office:value="-0.38841158151626587" office:value-type="float"/>
        </table:table-row>
        <table:table-row>
          <table:table-cell office:value="-0.015537760257720946" office:value-type="float"/>
          <table:table-cell office:value="-0.015537760257720946" office:value-type="float"/>
          <table:table-cell office:value="-0.015537760257720946" office:value-type="float"/>
          <table:table-cell office:value="-0.015537760257720946" office:value-type="float"/>
          <table:table-cell office:value="-0.015537760257720946" office:value-type="float"/>
          <table:table-cell office:value="-0.015537760257720946" office:value-type="float"/>
          <table:table-cell office:value="0.9209303721296909" office:value-type="float"/>
          <table:table-cell office:value="4" office:value-type="float"/>
          <table:table-cell office:value="-0.40126216411590576" office:value-type="float"/>
        </table:table-row>
        <table:table-row>
          <table:table-cell office:value="-0.0195474511384964" office:value-type="float"/>
          <table:table-cell office:value="-0.0195474511384964" office:value-type="float"/>
          <table:table-cell office:value="-0.0195474511384964" office:value-type="float"/>
          <table:table-cell office:value="-0.0195474511384964" office:value-type="float"/>
          <table:table-cell office:value="-0.0195474511384964" office:value-type="float"/>
          <table:table-cell office:value="-0.0195474511384964" office:value-type="float"/>
          <table:table-cell office:value="0.9307520688138815" office:value-type="float"/>
          <table:table-cell office:value="5" office:value-type="float"/>
          <table:table-cell office:value="-0.40096908807754517" office:value-type="float"/>
        </table:table-row>
        <table:table-row>
          <table:table-cell office:value="-0.023683839440345765" office:value-type="float"/>
          <table:table-cell office:value="-0.023683839440345765" office:value-type="float"/>
          <table:table-cell office:value="-0.023683839440345765" office:value-type="float"/>
          <table:table-cell office:value="-0.023683839440345765" office:value-type="float"/>
          <table:table-cell office:value="-0.023683839440345765" office:value-type="float"/>
          <table:table-cell office:value="-0.023683839440345765" office:value-type="float"/>
          <table:table-cell office:value="0.9408841095314299" office:value-type="float"/>
          <table:table-cell office:value="6" office:value-type="float"/>
          <table:table-cell office:value="-0.4136388301849365" office:value-type="float"/>
        </table:table-row>
        <table:table-row>
          <table:table-cell office:value="-0.027817606329917907" office:value-type="float"/>
          <table:table-cell office:value="-0.027817606329917907" office:value-type="float"/>
          <table:table-cell office:value="-0.027817606329917907" office:value-type="float"/>
          <table:table-cell office:value="-0.027817606329917907" office:value-type="float"/>
          <table:table-cell office:value="-0.027817606329917907" office:value-type="float"/>
          <table:table-cell office:value="-0.027817606329917907" office:value-type="float"/>
          <table:table-cell office:value="0.9510097291264936" office:value-type="float"/>
          <table:table-cell office:value="7" office:value-type="float"/>
          <table:table-cell office:value="-0.41337668895721436" office:value-type="float"/>
        </table:table-row>
        <table:table-row>
          <table:table-cell office:value="-0.03207735121250153" office:value-type="float"/>
          <table:table-cell office:value="-0.03207735121250153" office:value-type="float"/>
          <table:table-cell office:value="-0.03207735121250153" office:value-type="float"/>
          <table:table-cell office:value="-0.03207735121250153" office:value-type="float"/>
          <table:table-cell office:value="-0.03207735121250153" office:value-type="float"/>
          <table:table-cell office:value="-0.03207735121250153" office:value-type="float"/>
          <table:table-cell office:value="0.9614439305232553" office:value-type="float"/>
          <table:table-cell office:value="8" office:value-type="float"/>
          <table:table-cell office:value="-0.4259744882583618" office:value-type="float"/>
        </table:table-row>
        <table:table-row>
          <table:table-cell office:value="-0.036334834694862365" office:value-type="float"/>
          <table:table-cell office:value="-0.036334834694862365" office:value-type="float"/>
          <table:table-cell office:value="-0.036334834694862365" office:value-type="float"/>
          <table:table-cell office:value="-0.036334834694862365" office:value-type="float"/>
          <table:table-cell office:value="-0.036334834694862365" office:value-type="float"/>
          <table:table-cell office:value="-0.036334834694862365" office:value-type="float"/>
          <table:table-cell office:value="0.971872592643367" office:value-type="float"/>
          <table:table-cell office:value="9" office:value-type="float"/>
          <table:table-cell office:value="-0.425748348236084" office:value-type="float"/>
        </table:table-row>
        <table:table-row>
          <table:table-cell office:value="-0.04071833848953247" office:value-type="float"/>
          <table:table-cell office:value="-0.04071833848953247" office:value-type="float"/>
          <table:table-cell office:value="-0.04071833848953247" office:value-type="float"/>
          <table:table-cell office:value="-0.04071833848953247" office:value-type="float"/>
          <table:table-cell office:value="-0.04071833848953247" office:value-type="float"/>
          <table:table-cell office:value="-0.04071833848953247" office:value-type="float"/>
          <table:table-cell office:value="0.9826099402258626" office:value-type="float"/>
          <table:table-cell office:value="10" office:value-type="float"/>
          <table:table-cell office:value="-0.4383503794670105" office:value-type="float"/>
        </table:table-row>
        <table:table-row>
          <table:table-cell office:value="-0.045100333094596864" office:value-type="float"/>
          <table:table-cell office:value="-0.045100333094596864" office:value-type="float"/>
          <table:table-cell office:value="-0.045100333094596864" office:value-type="float"/>
          <table:table-cell office:value="-0.045100333094596864" office:value-type="float"/>
          <table:table-cell office:value="-0.045100333094596864" office:value-type="float"/>
          <table:table-cell office:value="-0.045100333094596864" office:value-type="float"/>
          <table:table-cell office:value="0.993343591063899" office:value-type="float"/>
          <table:table-cell office:value="11" office:value-type="float"/>
          <table:table-cell office:value="-0.4381994605064392" office:value-type="float"/>
        </table:table-row>
        <table:table-row>
          <table:table-cell office:value="-0.04960727035999298" office:value-type="float"/>
          <table:table-cell office:value="-0.04960727035999298" office:value-type="float"/>
          <table:table-cell office:value="-0.04960727035999298" office:value-type="float"/>
          <table:table-cell office:value="-0.04960727035999298" office:value-type="float"/>
          <table:table-cell office:value="-0.04960727035999298" office:value-type="float"/>
          <table:table-cell office:value="-0.04960727035999298" office:value-type="float"/>
          <table:table-cell office:value="0.995616712333146" office:value-type="float"/>
          <table:table-cell office:value="12" office:value-type="float"/>
          <table:table-cell office:value="-0.45069372653961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946547251082618" office:value-type="float"/>
          <table:table-cell office:value="13" office:value-type="float"/>
          <table:table-cell office:value="-0.450518071651458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946547251082618" office:value-type="float"/>
          <table:table-cell office:value="14" office:value-type="float"/>
          <table:table-cell office:value="-0.46311902999877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946547251082618" office:value-type="float"/>
          <table:table-cell office:value="15" office:value-type="float"/>
          <table:table-cell office:value="-0.46311902999877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946547251082618" office:value-type="float"/>
          <table:table-cell office:value="16" office:value-type="float"/>
          <table:table-cell office:value="-0.47565442323684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946547251082618" office:value-type="float"/>
          <table:table-cell office:value="17" office:value-type="float"/>
          <table:table-cell office:value="-0.47565442323684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946547251082618" office:value-type="float"/>
          <table:table-cell office:value="18" office:value-type="float"/>
          <table:table-cell office:value="-0.48797649145126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946547251082618" office:value-type="float"/>
          <table:table-cell office:value="19" office:value-type="float"/>
          <table:table-cell office:value="-0.487976491451263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946547251082618" office:value-type="float"/>
          <table:table-cell office:value="20" office:value-type="float"/>
          <table:table-cell office:value="-0.5001825094223022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506818950176239" office:value-type="float"/>
          <table:table-cell office:value="-0.00506818950176239" office:value-type="float"/>
          <table:table-cell office:value="-0.00506818950176239" office:value-type="float"/>
          <table:table-cell office:value="-0.00506818950176239" office:value-type="float"/>
          <table:table-cell office:value="-0.00506818950176239" office:value-type="float"/>
          <table:table-cell office:value="-0.00506818950176239" office:value-type="float"/>
          <table:table-cell office:value="0.9085175718960607" office:value-type="float"/>
          <table:table-cell office:value="1" office:value-type="float"/>
          <table:table-cell office:value="-0.506818950176239" office:value-type="float"/>
        </table:table-row>
        <table:table-row>
          <table:table-cell office:value="-0.010249649286270143" office:value-type="float"/>
          <table:table-cell office:value="-0.010249649286270143" office:value-type="float"/>
          <table:table-cell office:value="-0.010249649286270143" office:value-type="float"/>
          <table:table-cell office:value="-0.010249649286270143" office:value-type="float"/>
          <table:table-cell office:value="-0.010249649286270143" office:value-type="float"/>
          <table:table-cell office:value="-0.010249649286270143" office:value-type="float"/>
          <table:table-cell office:value="0.8958256393012655" office:value-type="float"/>
          <table:table-cell office:value="2" office:value-type="float"/>
          <table:table-cell office:value="-0.5181459784507751" office:value-type="float"/>
        </table:table-row>
        <table:table-row>
          <table:table-cell office:value="-0.015426813364028933" office:value-type="float"/>
          <table:table-cell office:value="-0.015426813364028933" office:value-type="float"/>
          <table:table-cell office:value="-0.015426813364028933" office:value-type="float"/>
          <table:table-cell office:value="-0.015426813364028933" office:value-type="float"/>
          <table:table-cell office:value="-0.015426813364028933" office:value-type="float"/>
          <table:table-cell office:value="-0.015426813364028933" office:value-type="float"/>
          <table:table-cell office:value="0.8831442289960898" office:value-type="float"/>
          <table:table-cell office:value="3" office:value-type="float"/>
          <table:table-cell office:value="-0.5177164077758789" office:value-type="float"/>
        </table:table-row>
        <table:table-row>
          <table:table-cell office:value="-0.020715175271034243" office:value-type="float"/>
          <table:table-cell office:value="-0.020715175271034243" office:value-type="float"/>
          <table:table-cell office:value="-0.020715175271034243" office:value-type="float"/>
          <table:table-cell office:value="-0.020715175271034243" office:value-type="float"/>
          <table:table-cell office:value="-0.020715175271034243" office:value-type="float"/>
          <table:table-cell office:value="-0.020715175271034243" office:value-type="float"/>
          <table:table-cell office:value="0.8701904407487551" office:value-type="float"/>
          <table:table-cell office:value="4" office:value-type="float"/>
          <table:table-cell office:value="-0.528836190700531" office:value-type="float"/>
        </table:table-row>
        <table:table-row>
          <table:table-cell office:value="-0.02600056886672974" office:value-type="float"/>
          <table:table-cell office:value="-0.02600056886672974" office:value-type="float"/>
          <table:table-cell office:value="-0.02600056886672974" office:value-type="float"/>
          <table:table-cell office:value="-0.02600056886672974" office:value-type="float"/>
          <table:table-cell office:value="-0.02600056886672974" office:value-type="float"/>
          <table:table-cell office:value="-0.02600056886672974" office:value-type="float"/>
          <table:table-cell office:value="0.857243923349527" office:value-type="float"/>
          <table:table-cell office:value="5" office:value-type="float"/>
          <table:table-cell office:value="-0.5285393595695496" office:value-type="float"/>
        </table:table-row>
        <table:table-row>
          <table:table-cell office:value="-0.031398249268531804" office:value-type="float"/>
          <table:table-cell office:value="-0.031398249268531804" office:value-type="float"/>
          <table:table-cell office:value="-0.031398249268531804" office:value-type="float"/>
          <table:table-cell office:value="-0.031398249268531804" office:value-type="float"/>
          <table:table-cell office:value="-0.031398249268531804" office:value-type="float"/>
          <table:table-cell office:value="-0.031398249268531804" office:value-type="float"/>
          <table:table-cell office:value="0.8440223605704911" office:value-type="float"/>
          <table:table-cell office:value="6" office:value-type="float"/>
          <table:table-cell office:value="-0.5397680401802063" office:value-type="float"/>
        </table:table-row>
        <table:table-row>
          <table:table-cell office:value="-0.03679416716098786" office:value-type="float"/>
          <table:table-cell office:value="-0.03679416716098786" office:value-type="float"/>
          <table:table-cell office:value="-0.03679416716098786" office:value-type="float"/>
          <table:table-cell office:value="-0.03679416716098786" office:value-type="float"/>
          <table:table-cell office:value="-0.03679416716098786" office:value-type="float"/>
          <table:table-cell office:value="-0.03679416716098786" office:value-type="float"/>
          <table:table-cell office:value="0.8308051150400197" office:value-type="float"/>
          <table:table-cell office:value="7" office:value-type="float"/>
          <table:table-cell office:value="-0.5395917892456055" office:value-type="float"/>
        </table:table-row>
        <table:table-row>
          <table:table-cell office:value="-0.04230177640914917" office:value-type="float"/>
          <table:table-cell office:value="-0.04230177640914917" office:value-type="float"/>
          <table:table-cell office:value="-0.04230177640914917" office:value-type="float"/>
          <table:table-cell office:value="-0.04230177640914917" office:value-type="float"/>
          <table:table-cell office:value="-0.04230177640914917" office:value-type="float"/>
          <table:table-cell office:value="-0.04230177640914917" office:value-type="float"/>
          <table:table-cell office:value="0.8173142826793908" office:value-type="float"/>
          <table:table-cell office:value="8" office:value-type="float"/>
          <table:table-cell office:value="-0.5507609248161316" office:value-type="float"/>
        </table:table-row>
        <table:table-row>
          <table:table-cell office:value="-0.04780785560607911" office:value-type="float"/>
          <table:table-cell office:value="-0.04780785560607911" office:value-type="float"/>
          <table:table-cell office:value="-0.04780785560607911" office:value-type="float"/>
          <table:table-cell office:value="-0.04780785560607911" office:value-type="float"/>
          <table:table-cell office:value="-0.04780785560607911" office:value-type="float"/>
          <table:table-cell office:value="-0.04780785560607911" office:value-type="float"/>
          <table:table-cell office:value="0.8038271981635591" office:value-type="float"/>
          <table:table-cell office:value="9" office:value-type="float"/>
          <table:table-cell office:value="-0.55060791969299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984575629559503" office:value-type="float"/>
          <table:table-cell office:value="10" office:value-type="float"/>
          <table:table-cell office:value="-0.56173270940780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984575629559503" office:value-type="float"/>
          <table:table-cell office:value="11" office:value-type="float"/>
          <table:table-cell office:value="-0.561710417270660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984575629559503" office:value-type="float"/>
          <table:table-cell office:value="12" office:value-type="float"/>
          <table:table-cell office:value="-0.57285833358764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984575629559503" office:value-type="float"/>
          <table:table-cell office:value="13" office:value-type="float"/>
          <table:table-cell office:value="-0.57285833358764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984575629559503" office:value-type="float"/>
          <table:table-cell office:value="14" office:value-type="float"/>
          <table:table-cell office:value="-0.58373391628265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984575629559503" office:value-type="float"/>
          <table:table-cell office:value="15" office:value-type="float"/>
          <table:table-cell office:value="-0.58373391628265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984575629559503" office:value-type="float"/>
          <table:table-cell office:value="16" office:value-type="float"/>
          <table:table-cell office:value="-0.594489693641662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984575629559503" office:value-type="float"/>
          <table:table-cell office:value="17" office:value-type="float"/>
          <table:table-cell office:value="-0.594489693641662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984575629559503" office:value-type="float"/>
          <table:table-cell office:value="18" office:value-type="float"/>
          <table:table-cell office:value="-0.60515308380126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984575629559503" office:value-type="float"/>
          <table:table-cell office:value="19" office:value-type="float"/>
          <table:table-cell office:value="-0.60515308380126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984575629559503" office:value-type="float"/>
          <table:table-cell office:value="20" office:value-type="float"/>
          <table:table-cell office:value="-0.6155160665512085" office:value-type="float"/>
        </table:table-row>
      </table:table>
      <table:table table:name="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6151808500289917" office:value-type="float"/>
          <table:table-cell office:value="-0.006151808500289917" office:value-type="float"/>
          <table:table-cell office:value="-0.006151808500289917" office:value-type="float"/>
          <table:table-cell office:value="-0.006151808500289917" office:value-type="float"/>
          <table:table-cell office:value="-0.006151808500289917" office:value-type="float"/>
          <table:table-cell office:value="-0.006151808500289917" office:value-type="float"/>
          <table:table-cell office:value="0.9850842950402149" office:value-type="float"/>
          <table:table-cell office:value="1" office:value-type="float"/>
          <table:table-cell office:value="-0.6151808500289917" office:value-type="float"/>
        </table:table-row>
        <table:table-row>
          <table:table-cell office:value="-0.012399556040763855" office:value-type="float"/>
          <table:table-cell office:value="-0.012399556040763855" office:value-type="float"/>
          <table:table-cell office:value="-0.012399556040763855" office:value-type="float"/>
          <table:table-cell office:value="-0.012399556040763855" office:value-type="float"/>
          <table:table-cell office:value="-0.012399556040763855" office:value-type="float"/>
          <table:table-cell office:value="-0.012399556040763855" office:value-type="float"/>
          <table:table-cell office:value="0.969780501524325" office:value-type="float"/>
          <table:table-cell office:value="2" office:value-type="float"/>
          <table:table-cell office:value="-0.6247747540473938" office:value-type="float"/>
        </table:table-row>
        <table:table-row>
          <table:table-cell office:value="-0.01864443004131317" office:value-type="float"/>
          <table:table-cell office:value="-0.01864443004131317" office:value-type="float"/>
          <table:table-cell office:value="-0.01864443004131317" office:value-type="float"/>
          <table:table-cell office:value="-0.01864443004131317" office:value-type="float"/>
          <table:table-cell office:value="-0.01864443004131317" office:value-type="float"/>
          <table:table-cell office:value="-0.01864443004131317" office:value-type="float"/>
          <table:table-cell office:value="0.9544837467150062" office:value-type="float"/>
          <table:table-cell office:value="3" office:value-type="float"/>
          <table:table-cell office:value="-0.6244874000549316" office:value-type="float"/>
        </table:table-row>
        <table:table-row>
          <table:table-cell office:value="-0.02498592734336853" office:value-type="float"/>
          <table:table-cell office:value="-0.02498592734336853" office:value-type="float"/>
          <table:table-cell office:value="-0.02498592734336853" office:value-type="float"/>
          <table:table-cell office:value="-0.02498592734336853" office:value-type="float"/>
          <table:table-cell office:value="-0.02498592734336853" office:value-type="float"/>
          <table:table-cell office:value="-0.02498592734336853" office:value-type="float"/>
          <table:table-cell office:value="0.9389503141197344" office:value-type="float"/>
          <table:table-cell office:value="4" office:value-type="float"/>
          <table:table-cell office:value="-0.6341497302055359" office:value-type="float"/>
        </table:table-row>
        <table:table-row>
          <table:table-cell office:value="-0.031325793266296385" office:value-type="float"/>
          <table:table-cell office:value="-0.031325793266296385" office:value-type="float"/>
          <table:table-cell office:value="-0.031325793266296385" office:value-type="float"/>
          <table:table-cell office:value="-0.031325793266296385" office:value-type="float"/>
          <table:table-cell office:value="-0.031325793266296385" office:value-type="float"/>
          <table:table-cell office:value="-0.031325793266296385" office:value-type="float"/>
          <table:table-cell office:value="0.923420877570902" office:value-type="float"/>
          <table:table-cell office:value="5" office:value-type="float"/>
          <table:table-cell office:value="-0.6339865922927856" office:value-type="float"/>
        </table:table-row>
        <table:table-row>
          <table:table-cell office:value="-0.037761024832725525" office:value-type="float"/>
          <table:table-cell office:value="-0.037761024832725525" office:value-type="float"/>
          <table:table-cell office:value="-0.037761024832725525" office:value-type="float"/>
          <table:table-cell office:value="-0.037761024832725525" office:value-type="float"/>
          <table:table-cell office:value="-0.037761024832725525" office:value-type="float"/>
          <table:table-cell office:value="-0.037761024832725525" office:value-type="float"/>
          <table:table-cell office:value="0.9076578438564993" office:value-type="float"/>
          <table:table-cell office:value="6" office:value-type="float"/>
          <table:table-cell office:value="-0.6435231566429138" office:value-type="float"/>
        </table:table-row>
        <table:table-row>
          <table:table-cell office:value="-0.044195897579193115" office:value-type="float"/>
          <table:table-cell office:value="-0.044195897579193115" office:value-type="float"/>
          <table:table-cell office:value="-0.044195897579193115" office:value-type="float"/>
          <table:table-cell office:value="-0.044195897579193115" office:value-type="float"/>
          <table:table-cell office:value="-0.044195897579193115" office:value-type="float"/>
          <table:table-cell office:value="-0.044195897579193115" office:value-type="float"/>
          <table:table-cell office:value="0.891895689067912" office:value-type="float"/>
          <table:table-cell office:value="7" office:value-type="float"/>
          <table:table-cell office:value="-0.6434872746467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76785997220824" office:value-type="float"/>
          <table:table-cell office:value="8" office:value-type="float"/>
          <table:table-cell office:value="-0.65296560525894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76785997220824" office:value-type="float"/>
          <table:table-cell office:value="9" office:value-type="float"/>
          <table:table-cell office:value="-0.653067648410797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76785997220824" office:value-type="float"/>
          <table:table-cell office:value="10" office:value-type="float"/>
          <table:table-cell office:value="-0.66233974695205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76785997220824" office:value-type="float"/>
          <table:table-cell office:value="11" office:value-type="float"/>
          <table:table-cell office:value="-0.66233974695205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76785997220824" office:value-type="float"/>
          <table:table-cell office:value="12" office:value-type="float"/>
          <table:table-cell office:value="-0.67136901617050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76785997220824" office:value-type="float"/>
          <table:table-cell office:value="13" office:value-type="float"/>
          <table:table-cell office:value="-0.67136901617050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76785997220824" office:value-type="float"/>
          <table:table-cell office:value="14" office:value-type="float"/>
          <table:table-cell office:value="-0.68017822504043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76785997220824" office:value-type="float"/>
          <table:table-cell office:value="15" office:value-type="float"/>
          <table:table-cell office:value="-0.68017822504043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76785997220824" office:value-type="float"/>
          <table:table-cell office:value="16" office:value-type="float"/>
          <table:table-cell office:value="-0.68876641988754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76785997220824" office:value-type="float"/>
          <table:table-cell office:value="17" office:value-type="float"/>
          <table:table-cell office:value="-0.68876641988754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76785997220824" office:value-type="float"/>
          <table:table-cell office:value="18" office:value-type="float"/>
          <table:table-cell office:value="-0.6971364021301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76785997220824" office:value-type="float"/>
          <table:table-cell office:value="19" office:value-type="float"/>
          <table:table-cell office:value="-0.6971364021301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776785997220824" office:value-type="float"/>
          <table:table-cell office:value="20" office:value-type="float"/>
          <table:table-cell office:value="-0.7052850127220154" office:value-type="float"/>
        </table:table-row>
      </table:table>
      <table:table table:name="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0493781566619874" office:value-type="float"/>
          <table:table-cell office:value="-0.0070493781566619874" office:value-type="float"/>
          <table:table-cell office:value="-0.0070493781566619874" office:value-type="float"/>
          <table:table-cell office:value="-0.0070493781566619874" office:value-type="float"/>
          <table:table-cell office:value="-0.0070493781566619874" office:value-type="float"/>
          <table:table-cell office:value="-0.0070493781566619874" office:value-type="float"/>
          <table:table-cell office:value="0.9959469923897607" office:value-type="float"/>
          <table:table-cell office:value="1" office:value-type="float"/>
          <table:table-cell office:value="-0.7049378156661987" office:value-type="float"/>
        </table:table-row>
        <table:table-row>
          <table:table-cell office:value="-0.014174833297729492" office:value-type="float"/>
          <table:table-cell office:value="-0.014174833297729492" office:value-type="float"/>
          <table:table-cell office:value="-0.014174833297729492" office:value-type="float"/>
          <table:table-cell office:value="-0.014174833297729492" office:value-type="float"/>
          <table:table-cell office:value="-0.014174833297729492" office:value-type="float"/>
          <table:table-cell office:value="-0.014174833297729492" office:value-type="float"/>
          <table:table-cell office:value="0.9784932631090542" office:value-type="float"/>
          <table:table-cell office:value="2" office:value-type="float"/>
          <table:table-cell office:value="-0.7125455141067505" office:value-type="float"/>
        </table:table-row>
        <table:table-row>
          <table:table-cell office:value="-0.0212993448972702" office:value-type="float"/>
          <table:table-cell office:value="-0.0212993448972702" office:value-type="float"/>
          <table:table-cell office:value="-0.0212993448972702" office:value-type="float"/>
          <table:table-cell office:value="-0.0212993448972702" office:value-type="float"/>
          <table:table-cell office:value="-0.0212993448972702" office:value-type="float"/>
          <table:table-cell office:value="-0.0212993448972702" office:value-type="float"/>
          <table:table-cell office:value="0.9610418450236394" office:value-type="float"/>
          <table:table-cell office:value="3" office:value-type="float"/>
          <table:table-cell office:value="-0.712451159954071" office:value-type="float"/>
        </table:table-row>
        <table:table-row>
          <table:table-cell office:value="-0.028499642610549925" office:value-type="float"/>
          <table:table-cell office:value="-0.028499642610549925" office:value-type="float"/>
          <table:table-cell office:value="-0.028499642610549925" office:value-type="float"/>
          <table:table-cell office:value="-0.028499642610549925" office:value-type="float"/>
          <table:table-cell office:value="-0.028499642610549925" office:value-type="float"/>
          <table:table-cell office:value="-0.028499642610549925" office:value-type="float"/>
          <table:table-cell office:value="0.9434047896299755" office:value-type="float"/>
          <table:table-cell office:value="4" office:value-type="float"/>
          <table:table-cell office:value="-0.7200297713279724" office:value-type="float"/>
        </table:table-row>
        <table:table-row>
          <table:table-cell office:value="-0.03570006787776947" office:value-type="float"/>
          <table:table-cell office:value="-0.03570006787776947" office:value-type="float"/>
          <table:table-cell office:value="-0.03570006787776947" office:value-type="float"/>
          <table:table-cell office:value="-0.03570006787776947" office:value-type="float"/>
          <table:table-cell office:value="-0.03570006787776947" office:value-type="float"/>
          <table:table-cell office:value="-0.03570006787776947" office:value-type="float"/>
          <table:table-cell office:value="0.9257674217942444" office:value-type="float"/>
          <table:table-cell office:value="5" office:value-type="float"/>
          <table:table-cell office:value="-0.7200425267219543" office:value-type="float"/>
        </table:table-row>
        <table:table-row>
          <table:table-cell office:value="-0.042976174950599674" office:value-type="float"/>
          <table:table-cell office:value="-0.042976174950599674" office:value-type="float"/>
          <table:table-cell office:value="-0.042976174950599674" office:value-type="float"/>
          <table:table-cell office:value="-0.042976174950599674" office:value-type="float"/>
          <table:table-cell office:value="-0.042976174950599674" office:value-type="float"/>
          <table:table-cell office:value="-0.042976174950599674" office:value-type="float"/>
          <table:table-cell office:value="0.9079446721519547" office:value-type="float"/>
          <table:table-cell office:value="6" office:value-type="float"/>
          <table:table-cell office:value="-0.7276107072830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07398847383451" office:value-type="float"/>
          <table:table-cell office:value="7" office:value-type="float"/>
          <table:table-cell office:value="-0.72784924507141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07398847383451" office:value-type="float"/>
          <table:table-cell office:value="8" office:value-type="float"/>
          <table:table-cell office:value="-0.73544758558273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07398847383451" office:value-type="float"/>
          <table:table-cell office:value="9" office:value-type="float"/>
          <table:table-cell office:value="-0.73544758558273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07398847383451" office:value-type="float"/>
          <table:table-cell office:value="10" office:value-type="float"/>
          <table:table-cell office:value="-0.74248677492141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07398847383451" office:value-type="float"/>
          <table:table-cell office:value="11" office:value-type="float"/>
          <table:table-cell office:value="-0.74248677492141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07398847383451" office:value-type="float"/>
          <table:table-cell office:value="12" office:value-type="float"/>
          <table:table-cell office:value="-0.74930840730667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07398847383451" office:value-type="float"/>
          <table:table-cell office:value="13" office:value-type="float"/>
          <table:table-cell office:value="-0.74930840730667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07398847383451" office:value-type="float"/>
          <table:table-cell office:value="14" office:value-type="float"/>
          <table:table-cell office:value="-0.75592011213302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07398847383451" office:value-type="float"/>
          <table:table-cell office:value="15" office:value-type="float"/>
          <table:table-cell office:value="-0.75592011213302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07398847383451" office:value-type="float"/>
          <table:table-cell office:value="16" office:value-type="float"/>
          <table:table-cell office:value="-0.76232737302780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07398847383451" office:value-type="float"/>
          <table:table-cell office:value="17" office:value-type="float"/>
          <table:table-cell office:value="-0.76232737302780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07398847383451" office:value-type="float"/>
          <table:table-cell office:value="18" office:value-type="float"/>
          <table:table-cell office:value="-0.76852798461914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07398847383451" office:value-type="float"/>
          <table:table-cell office:value="19" office:value-type="float"/>
          <table:table-cell office:value="-0.76852798461914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07398847383451" office:value-type="float"/>
          <table:table-cell office:value="20" office:value-type="float"/>
          <table:table-cell office:value="-0.7745277881622314" office:value-type="float"/>
        </table:table-row>
      </table:table>
      <table:table table:name="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7206212282180785" office:value-type="float"/>
          <table:table-cell office:value="-0.0077206212282180785" office:value-type="float"/>
          <table:table-cell office:value="-0.0077206212282180785" office:value-type="float"/>
          <table:table-cell office:value="-0.0077206212282180785" office:value-type="float"/>
          <table:table-cell office:value="-0.0077206212282180785" office:value-type="float"/>
          <table:table-cell office:value="-0.0077206212282180785" office:value-type="float"/>
          <table:table-cell office:value="0.9253794592897736" office:value-type="float"/>
          <table:table-cell office:value="1" office:value-type="float"/>
          <table:table-cell office:value="-0.7720621228218079" office:value-type="float"/>
        </table:table-row>
        <table:table-row>
          <table:table-cell office:value="-0.015498461127281189" office:value-type="float"/>
          <table:table-cell office:value="-0.015498461127281189" office:value-type="float"/>
          <table:table-cell office:value="-0.015498461127281189" office:value-type="float"/>
          <table:table-cell office:value="-0.015498461127281189" office:value-type="float"/>
          <table:table-cell office:value="-0.015498461127281189" office:value-type="float"/>
          <table:table-cell office:value="-0.015498461127281189" office:value-type="float"/>
          <table:table-cell office:value="0.9444311983435384" office:value-type="float"/>
          <table:table-cell office:value="2" office:value-type="float"/>
          <table:table-cell office:value="-0.777783989906311" office:value-type="float"/>
        </table:table-row>
        <table:table-row>
          <table:table-cell office:value="-0.023277059197425842" office:value-type="float"/>
          <table:table-cell office:value="-0.023277059197425842" office:value-type="float"/>
          <table:table-cell office:value="-0.023277059197425842" office:value-type="float"/>
          <table:table-cell office:value="-0.023277059197425842" office:value-type="float"/>
          <table:table-cell office:value="-0.023277059197425842" office:value-type="float"/>
          <table:table-cell office:value="-0.023277059197425842" office:value-type="float"/>
          <table:table-cell office:value="0.9634847945295908" office:value-type="float"/>
          <table:table-cell office:value="3" office:value-type="float"/>
          <table:table-cell office:value="-0.7778598070144653" office:value-type="float"/>
        </table:table-row>
        <table:table-row>
          <table:table-cell office:value="-0.0311125385761261" office:value-type="float"/>
          <table:table-cell office:value="-0.0311125385761261" office:value-type="float"/>
          <table:table-cell office:value="-0.0311125385761261" office:value-type="float"/>
          <table:table-cell office:value="-0.0311125385761261" office:value-type="float"/>
          <table:table-cell office:value="-0.0311125385761261" office:value-type="float"/>
          <table:table-cell office:value="-0.0311125385761261" office:value-type="float"/>
          <table:table-cell office:value="0.9826777208975062" office:value-type="float"/>
          <table:table-cell office:value="4" office:value-type="float"/>
          <table:table-cell office:value="-0.7835479378700256" office:value-type="float"/>
        </table:table-row>
        <table:table-row>
          <table:table-cell office:value="-0.03894966781139374" office:value-type="float"/>
          <table:table-cell office:value="-0.03894966781139374" office:value-type="float"/>
          <table:table-cell office:value="-0.03894966781139374" office:value-type="float"/>
          <table:table-cell office:value="-0.03894966781139374" office:value-type="float"/>
          <table:table-cell office:value="-0.03894966781139374" office:value-type="float"/>
          <table:table-cell office:value="-0.03894966781139374" office:value-type="float"/>
          <table:table-cell office:value="0.9981253114278396" office:value-type="float"/>
          <table:table-cell office:value="5" office:value-type="float"/>
          <table:table-cell office:value="-0.7837129235267639" office:value-type="float"/>
        </table:table-row>
      </table:table>
      <table:table table:name="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898311018943787" office:value-type="float"/>
          <table:table-cell office:value="-0.007898311018943787" office:value-type="float"/>
          <table:table-cell office:value="-0.007898311018943787" office:value-type="float"/>
          <table:table-cell office:value="-0.007898311018943787" office:value-type="float"/>
          <table:table-cell office:value="-0.007898311018943787" office:value-type="float"/>
          <table:table-cell office:value="-0.007898311018943787" office:value-type="float"/>
          <table:table-cell office:value="0.9962201561849059" office:value-type="float"/>
          <table:table-cell office:value="1" office:value-type="float"/>
          <table:table-cell office:value="-0.7898311018943787" office:value-type="float"/>
        </table:table-row>
        <table:table-row>
          <table:table-cell office:value="-0.015796425938606265" office:value-type="float"/>
          <table:table-cell office:value="-0.015796425938606265" office:value-type="float"/>
          <table:table-cell office:value="-0.015796425938606265" office:value-type="float"/>
          <table:table-cell office:value="-0.015796425938606265" office:value-type="float"/>
          <table:table-cell office:value="-0.015796425938606265" office:value-type="float"/>
          <table:table-cell office:value="-0.015796425938606265" office:value-type="float"/>
          <table:table-cell office:value="0.9768738047018699" office:value-type="float"/>
          <table:table-cell office:value="2" office:value-type="float"/>
          <table:table-cell office:value="-0.7898114919662476" office:value-type="float"/>
        </table:table-row>
        <table:table-row>
          <table:table-cell office:value="-0.02374750554561615" office:value-type="float"/>
          <table:table-cell office:value="-0.02374750554561615" office:value-type="float"/>
          <table:table-cell office:value="-0.02374750554561615" office:value-type="float"/>
          <table:table-cell office:value="-0.02374750554561615" office:value-type="float"/>
          <table:table-cell office:value="-0.02374750554561615" office:value-type="float"/>
          <table:table-cell office:value="-0.02374750554561615" office:value-type="float"/>
          <table:table-cell office:value="0.9573977167604466" office:value-type="float"/>
          <table:table-cell office:value="3" office:value-type="float"/>
          <table:table-cell office:value="-0.7951079607009888" office:value-type="float"/>
        </table:table-row>
        <table:table-row>
          <table:table-cell office:value="-0.031700083017349244" office:value-type="float"/>
          <table:table-cell office:value="-0.031700083017349244" office:value-type="float"/>
          <table:table-cell office:value="-0.031700083017349244" office:value-type="float"/>
          <table:table-cell office:value="-0.031700083017349244" office:value-type="float"/>
          <table:table-cell office:value="-0.031700083017349244" office:value-type="float"/>
          <table:table-cell office:value="-0.031700083017349244" office:value-type="float"/>
          <table:table-cell office:value="0.9379179598147479" office:value-type="float"/>
          <table:table-cell office:value="4" office:value-type="float"/>
          <table:table-cell office:value="-0.7952577471733093" office:value-type="float"/>
        </table:table-row>
        <table:table-row>
          <table:table-cell office:value="-0.03970532953739166" office:value-type="float"/>
          <table:table-cell office:value="-0.03970532953739166" office:value-type="float"/>
          <table:table-cell office:value="-0.03970532953739166" office:value-type="float"/>
          <table:table-cell office:value="-0.03970532953739166" office:value-type="float"/>
          <table:table-cell office:value="-0.03970532953739166" office:value-type="float"/>
          <table:table-cell office:value="-0.03970532953739166" office:value-type="float"/>
          <table:table-cell office:value="0.9183091905754532" office:value-type="float"/>
          <table:table-cell office:value="5" office:value-type="float"/>
          <table:table-cell office:value="-0.8005246520042419" office:value-type="float"/>
        </table:table-row>
        <table:table-row>
          <table:table-cell office:value="-0.04771451354026794" office:value-type="float"/>
          <table:table-cell office:value="-0.04771451354026794" office:value-type="float"/>
          <table:table-cell office:value="-0.04771451354026794" office:value-type="float"/>
          <table:table-cell office:value="-0.04771451354026794" office:value-type="float"/>
          <table:table-cell office:value="-0.04771451354026794" office:value-type="float"/>
          <table:table-cell office:value="-0.04771451354026794" office:value-type="float"/>
          <table:table-cell office:value="0.8986907765123446" office:value-type="float"/>
          <table:table-cell office:value="6" office:value-type="float"/>
          <table:table-cell office:value="-0.800918400287628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30925008719611" office:value-type="float"/>
          <table:table-cell office:value="7" office:value-type="float"/>
          <table:table-cell office:value="-0.80638080835342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30925008719611" office:value-type="float"/>
          <table:table-cell office:value="8" office:value-type="float"/>
          <table:table-cell office:value="-0.80654877424240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30925008719611" office:value-type="float"/>
          <table:table-cell office:value="9" office:value-type="float"/>
          <table:table-cell office:value="-0.8112822175025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30925008719611" office:value-type="float"/>
          <table:table-cell office:value="10" office:value-type="float"/>
          <table:table-cell office:value="-0.8112822175025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30925008719611" office:value-type="float"/>
          <table:table-cell office:value="11" office:value-type="float"/>
          <table:table-cell office:value="-0.81585860252380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30925008719611" office:value-type="float"/>
          <table:table-cell office:value="12" office:value-type="float"/>
          <table:table-cell office:value="-0.81585860252380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30925008719611" office:value-type="float"/>
          <table:table-cell office:value="13" office:value-type="float"/>
          <table:table-cell office:value="-0.82028079032897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30925008719611" office:value-type="float"/>
          <table:table-cell office:value="14" office:value-type="float"/>
          <table:table-cell office:value="-0.82028079032897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30925008719611" office:value-type="float"/>
          <table:table-cell office:value="15" office:value-type="float"/>
          <table:table-cell office:value="-0.82455730438232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30925008719611" office:value-type="float"/>
          <table:table-cell office:value="16" office:value-type="float"/>
          <table:table-cell office:value="-0.824557304382324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30925008719611" office:value-type="float"/>
          <table:table-cell office:value="17" office:value-type="float"/>
          <table:table-cell office:value="-0.82868814468383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30925008719611" office:value-type="float"/>
          <table:table-cell office:value="18" office:value-type="float"/>
          <table:table-cell office:value="-0.82868814468383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30925008719611" office:value-type="float"/>
          <table:table-cell office:value="19" office:value-type="float"/>
          <table:table-cell office:value="-0.832677483558654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30925008719611" office:value-type="float"/>
          <table:table-cell office:value="20" office:value-type="float"/>
          <table:table-cell office:value="-0.8326774835586548" office:value-type="float"/>
        </table:table-row>
      </table:table>
      <table:table table:name="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8361818194389343" office:value-type="float"/>
          <table:table-cell office:value="-0.008361818194389343" office:value-type="float"/>
          <table:table-cell office:value="-0.008361818194389343" office:value-type="float"/>
          <table:table-cell office:value="-0.008361818194389343" office:value-type="float"/>
          <table:table-cell office:value="-0.008361818194389343" office:value-type="float"/>
          <table:table-cell office:value="-0.008361818194389343" office:value-type="float"/>
          <table:table-cell office:value="0.86685249712009" office:value-type="float"/>
          <table:table-cell office:value="1" office:value-type="float"/>
          <table:table-cell office:value="-0.8361818194389343" office:value-type="float"/>
        </table:table-row>
        <table:table-row>
          <table:table-cell office:value="-0.01672365963459015" office:value-type="float"/>
          <table:table-cell office:value="-0.01672365963459015" office:value-type="float"/>
          <table:table-cell office:value="-0.01672365963459015" office:value-type="float"/>
          <table:table-cell office:value="-0.01672365963459015" office:value-type="float"/>
          <table:table-cell office:value="-0.01672365963459015" office:value-type="float"/>
          <table:table-cell office:value="-0.01672365963459015" office:value-type="float"/>
          <table:table-cell office:value="0.8463702522815388" office:value-type="float"/>
          <table:table-cell office:value="2" office:value-type="float"/>
          <table:table-cell office:value="-0.8361841440200806" office:value-type="float"/>
        </table:table-row>
        <table:table-row>
          <table:table-cell office:value="-0.02512383043766022" office:value-type="float"/>
          <table:table-cell office:value="-0.02512383043766022" office:value-type="float"/>
          <table:table-cell office:value="-0.02512383043766022" office:value-type="float"/>
          <table:table-cell office:value="-0.02512383043766022" office:value-type="float"/>
          <table:table-cell office:value="-0.02512383043766022" office:value-type="float"/>
          <table:table-cell office:value="-0.02512383043766022" office:value-type="float"/>
          <table:table-cell office:value="0.825794120061792" office:value-type="float"/>
          <table:table-cell office:value="3" office:value-type="float"/>
          <table:table-cell office:value="-0.8400170803070068" office:value-type="float"/>
        </table:table-row>
        <table:table-row>
          <table:table-cell office:value="-0.03352776646614075" office:value-type="float"/>
          <table:table-cell office:value="-0.03352776646614075" office:value-type="float"/>
          <table:table-cell office:value="-0.03352776646614075" office:value-type="float"/>
          <table:table-cell office:value="-0.03352776646614075" office:value-type="float"/>
          <table:table-cell office:value="-0.03352776646614075" office:value-type="float"/>
          <table:table-cell office:value="-0.03352776646614075" office:value-type="float"/>
          <table:table-cell office:value="0.8052087649610229" office:value-type="float"/>
          <table:table-cell office:value="4" office:value-type="float"/>
          <table:table-cell office:value="-0.840393602848053" office:value-type="float"/>
        </table:table-row>
        <table:table-row>
          <table:table-cell office:value="-0.04197209656238556" office:value-type="float"/>
          <table:table-cell office:value="-0.04197209656238556" office:value-type="float"/>
          <table:table-cell office:value="-0.04197209656238556" office:value-type="float"/>
          <table:table-cell office:value="-0.04197209656238556" office:value-type="float"/>
          <table:table-cell office:value="-0.04197209656238556" office:value-type="float"/>
          <table:table-cell office:value="-0.04197209656238556" office:value-type="float"/>
          <table:table-cell office:value="0.784524465005596" office:value-type="float"/>
          <table:table-cell office:value="5" office:value-type="float"/>
          <table:table-cell office:value="-0.84443300962448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48601978791056" office:value-type="float"/>
          <table:table-cell office:value="6" office:value-type="float"/>
          <table:table-cell office:value="-0.84495419263839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48601978791056" office:value-type="float"/>
          <table:table-cell office:value="7" office:value-type="float"/>
          <table:table-cell office:value="-0.84890592098236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48601978791056" office:value-type="float"/>
          <table:table-cell office:value="8" office:value-type="float"/>
          <table:table-cell office:value="-0.848905920982360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48601978791056" office:value-type="float"/>
          <table:table-cell office:value="9" office:value-type="float"/>
          <table:table-cell office:value="-0.85222822427749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48601978791056" office:value-type="float"/>
          <table:table-cell office:value="10" office:value-type="float"/>
          <table:table-cell office:value="-0.85222822427749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48601978791056" office:value-type="float"/>
          <table:table-cell office:value="11" office:value-type="float"/>
          <table:table-cell office:value="-0.85543406009674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48601978791056" office:value-type="float"/>
          <table:table-cell office:value="12" office:value-type="float"/>
          <table:table-cell office:value="-0.85543406009674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48601978791056" office:value-type="float"/>
          <table:table-cell office:value="13" office:value-type="float"/>
          <table:table-cell office:value="-0.85853004455566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48601978791056" office:value-type="float"/>
          <table:table-cell office:value="14" office:value-type="float"/>
          <table:table-cell office:value="-0.858530044555664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48601978791056" office:value-type="float"/>
          <table:table-cell office:value="15" office:value-type="float"/>
          <table:table-cell office:value="-0.861518323421478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48601978791056" office:value-type="float"/>
          <table:table-cell office:value="16" office:value-type="float"/>
          <table:table-cell office:value="-0.861518323421478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48601978791056" office:value-type="float"/>
          <table:table-cell office:value="17" office:value-type="float"/>
          <table:table-cell office:value="-0.86439806222915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48601978791056" office:value-type="float"/>
          <table:table-cell office:value="18" office:value-type="float"/>
          <table:table-cell office:value="-0.864398062229156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48601978791056" office:value-type="float"/>
          <table:table-cell office:value="19" office:value-type="float"/>
          <table:table-cell office:value="-0.867169737815856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7648601978791056" office:value-type="float"/>
          <table:table-cell office:value="20" office:value-type="float"/>
          <table:table-cell office:value="-0.8671697378158569" office:value-type="float"/>
        </table:table-row>
      </table:table>
      <table:table table:name="1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8656046986579895" office:value-type="float"/>
          <table:table-cell office:value="-0.008656046986579895" office:value-type="float"/>
          <table:table-cell office:value="-0.008656046986579895" office:value-type="float"/>
          <table:table-cell office:value="-0.008656046986579895" office:value-type="float"/>
          <table:table-cell office:value="-0.008656046986579895" office:value-type="float"/>
          <table:table-cell office:value="-0.008656046986579895" office:value-type="float"/>
          <table:table-cell office:value="0.9960320950536143" office:value-type="float"/>
          <table:table-cell office:value="1" office:value-type="float"/>
          <table:table-cell office:value="-0.8656046986579895" office:value-type="float"/>
        </table:table-row>
        <table:table-row>
          <table:table-cell office:value="-0.01731459379196167" office:value-type="float"/>
          <table:table-cell office:value="-0.01731459379196167" office:value-type="float"/>
          <table:table-cell office:value="-0.01731459379196167" office:value-type="float"/>
          <table:table-cell office:value="-0.01731459379196167" office:value-type="float"/>
          <table:table-cell office:value="-0.01731459379196167" office:value-type="float"/>
          <table:table-cell office:value="-0.01731459379196167" office:value-type="float"/>
          <table:table-cell office:value="0.9748230734664236" office:value-type="float"/>
          <table:table-cell office:value="2" office:value-type="float"/>
          <table:table-cell office:value="-0.8658546805381775" office:value-type="float"/>
        </table:table-row>
        <table:table-row>
          <table:table-cell office:value="-0.026001999974250792" office:value-type="float"/>
          <table:table-cell office:value="-0.026001999974250792" office:value-type="float"/>
          <table:table-cell office:value="-0.026001999974250792" office:value-type="float"/>
          <table:table-cell office:value="-0.026001999974250792" office:value-type="float"/>
          <table:table-cell office:value="-0.026001999974250792" office:value-type="float"/>
          <table:table-cell office:value="-0.026001999974250792" office:value-type="float"/>
          <table:table-cell office:value="0.9535433611315153" office:value-type="float"/>
          <table:table-cell office:value="3" office:value-type="float"/>
          <table:table-cell office:value="-0.8687406182289124" office:value-type="float"/>
        </table:table-row>
        <table:table-row>
          <table:table-cell office:value="-0.034693599343299866" office:value-type="float"/>
          <table:table-cell office:value="-0.034693599343299866" office:value-type="float"/>
          <table:table-cell office:value="-0.034693599343299866" office:value-type="float"/>
          <table:table-cell office:value="-0.034693599343299866" office:value-type="float"/>
          <table:table-cell office:value="-0.034693599343299866" office:value-type="float"/>
          <table:table-cell office:value="-0.034693599343299866" office:value-type="float"/>
          <table:table-cell office:value="0.9322533776286488" office:value-type="float"/>
          <table:table-cell office:value="4" office:value-type="float"/>
          <table:table-cell office:value="-0.8691599369049072" office:value-type="float"/>
        </table:table-row>
        <table:table-row>
          <table:table-cell office:value="-0.04341519415378571" office:value-type="float"/>
          <table:table-cell office:value="-0.04341519415378571" office:value-type="float"/>
          <table:table-cell office:value="-0.04341519415378571" office:value-type="float"/>
          <table:table-cell office:value="-0.04341519415378571" office:value-type="float"/>
          <table:table-cell office:value="-0.04341519415378571" office:value-type="float"/>
          <table:table-cell office:value="-0.04341519415378571" office:value-type="float"/>
          <table:table-cell office:value="0.9108899205996528" office:value-type="float"/>
          <table:table-cell office:value="5" office:value-type="float"/>
          <table:table-cell office:value="-0.8721594810485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47605062211321" office:value-type="float"/>
          <table:table-cell office:value="6" office:value-type="float"/>
          <table:table-cell office:value="-0.87284451723098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47605062211321" office:value-type="float"/>
          <table:table-cell office:value="7" office:value-type="float"/>
          <table:table-cell office:value="-0.87579810619354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47605062211321" office:value-type="float"/>
          <table:table-cell office:value="8" office:value-type="float"/>
          <table:table-cell office:value="-0.87579810619354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47605062211321" office:value-type="float"/>
          <table:table-cell office:value="9" office:value-type="float"/>
          <table:table-cell office:value="-0.87806570529937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47605062211321" office:value-type="float"/>
          <table:table-cell office:value="10" office:value-type="float"/>
          <table:table-cell office:value="-0.87806570529937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47605062211321" office:value-type="float"/>
          <table:table-cell office:value="11" office:value-type="float"/>
          <table:table-cell office:value="-0.88023746013641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47605062211321" office:value-type="float"/>
          <table:table-cell office:value="12" office:value-type="float"/>
          <table:table-cell office:value="-0.88023746013641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47605062211321" office:value-type="float"/>
          <table:table-cell office:value="13" office:value-type="float"/>
          <table:table-cell office:value="-0.88231700658798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47605062211321" office:value-type="float"/>
          <table:table-cell office:value="14" office:value-type="float"/>
          <table:table-cell office:value="-0.882317006587982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47605062211321" office:value-type="float"/>
          <table:table-cell office:value="15" office:value-type="float"/>
          <table:table-cell office:value="-0.88430833816528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47605062211321" office:value-type="float"/>
          <table:table-cell office:value="16" office:value-type="float"/>
          <table:table-cell office:value="-0.88430833816528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47605062211321" office:value-type="float"/>
          <table:table-cell office:value="17" office:value-type="float"/>
          <table:table-cell office:value="-0.88621485233306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47605062211321" office:value-type="float"/>
          <table:table-cell office:value="18" office:value-type="float"/>
          <table:table-cell office:value="-0.88621485233306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47605062211321" office:value-type="float"/>
          <table:table-cell office:value="19" office:value-type="float"/>
          <table:table-cell office:value="-0.88804000616073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47605062211321" office:value-type="float"/>
          <table:table-cell office:value="20" office:value-type="float"/>
          <table:table-cell office:value="-0.8880400061607361" office:value-type="float"/>
        </table:table-row>
      </table:table>
      <table:table table:name="1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886810839176178" office:value-type="float"/>
          <table:table-cell office:value="-0.00886810839176178" office:value-type="float"/>
          <table:table-cell office:value="-0.00886810839176178" office:value-type="float"/>
          <table:table-cell office:value="-0.00886810839176178" office:value-type="float"/>
          <table:table-cell office:value="-0.00886810839176178" office:value-type="float"/>
          <table:table-cell office:value="-0.00886810839176178" office:value-type="float"/>
          <table:table-cell office:value="0.9861216195985267" office:value-type="float"/>
          <table:table-cell office:value="1" office:value-type="float"/>
          <table:table-cell office:value="-0.886810839176178" office:value-type="float"/>
        </table:table-row>
        <table:table-row>
          <table:table-cell office:value="-0.01773938298225403" office:value-type="float"/>
          <table:table-cell office:value="-0.01773938298225403" office:value-type="float"/>
          <table:table-cell office:value="-0.01773938298225403" office:value-type="float"/>
          <table:table-cell office:value="-0.01773938298225403" office:value-type="float"/>
          <table:table-cell office:value="-0.01773938298225403" office:value-type="float"/>
          <table:table-cell office:value="-0.01773938298225403" office:value-type="float"/>
          <table:table-cell office:value="0.9643915234837029" office:value-type="float"/>
          <table:table-cell office:value="2" office:value-type="float"/>
          <table:table-cell office:value="-0.8871274590492249" office:value-type="float"/>
        </table:table-row>
        <table:table-row>
          <table:table-cell office:value="-0.02663138866424561" office:value-type="float"/>
          <table:table-cell office:value="-0.02663138866424561" office:value-type="float"/>
          <table:table-cell office:value="-0.02663138866424561" office:value-type="float"/>
          <table:table-cell office:value="-0.02663138866424561" office:value-type="float"/>
          <table:table-cell office:value="-0.02663138866424561" office:value-type="float"/>
          <table:table-cell office:value="-0.02663138866424561" office:value-type="float"/>
          <table:table-cell office:value="0.9426106467728949" office:value-type="float"/>
          <table:table-cell office:value="3" office:value-type="float"/>
          <table:table-cell office:value="-0.8892005681991577" office:value-type="float"/>
        </table:table-row>
        <table:table-row>
          <table:table-cell office:value="-0.035528492331504825" office:value-type="float"/>
          <table:table-cell office:value="-0.035528492331504825" office:value-type="float"/>
          <table:table-cell office:value="-0.035528492331504825" office:value-type="float"/>
          <table:table-cell office:value="-0.035528492331504825" office:value-type="float"/>
          <table:table-cell office:value="-0.035528492331504825" office:value-type="float"/>
          <table:table-cell office:value="-0.035528492331504825" office:value-type="float"/>
          <table:table-cell office:value="0.9208172825994648" office:value-type="float"/>
          <table:table-cell office:value="4" office:value-type="float"/>
          <table:table-cell office:value="-0.8897103667259216" office:value-type="float"/>
        </table:table-row>
        <table:table-row>
          <table:table-cell office:value="-0.04444766402244568" office:value-type="float"/>
          <table:table-cell office:value="-0.04444766402244568" office:value-type="float"/>
          <table:table-cell office:value="-0.04444766402244568" office:value-type="float"/>
          <table:table-cell office:value="-0.04444766402244568" office:value-type="float"/>
          <table:table-cell office:value="-0.04444766402244568" office:value-type="float"/>
          <table:table-cell office:value="-0.04444766402244568" office:value-type="float"/>
          <table:table-cell office:value="0.8989698630283831" office:value-type="float"/>
          <table:table-cell office:value="5" office:value-type="float"/>
          <table:table-cell office:value="-0.89191716909408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3694730028778" office:value-type="float"/>
          <table:table-cell office:value="6" office:value-type="float"/>
          <table:table-cell office:value="-0.89266759157180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3694730028778" office:value-type="float"/>
          <table:table-cell office:value="7" office:value-type="float"/>
          <table:table-cell office:value="-0.89472597837448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3694730028778" office:value-type="float"/>
          <table:table-cell office:value="8" office:value-type="float"/>
          <table:table-cell office:value="-0.89472597837448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3694730028778" office:value-type="float"/>
          <table:table-cell office:value="9" office:value-type="float"/>
          <table:table-cell office:value="-0.89622598886489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3694730028778" office:value-type="float"/>
          <table:table-cell office:value="10" office:value-type="float"/>
          <table:table-cell office:value="-0.89622598886489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3694730028778" office:value-type="float"/>
          <table:table-cell office:value="11" office:value-type="float"/>
          <table:table-cell office:value="-0.89766585826873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3694730028778" office:value-type="float"/>
          <table:table-cell office:value="12" office:value-type="float"/>
          <table:table-cell office:value="-0.89766585826873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3694730028778" office:value-type="float"/>
          <table:table-cell office:value="13" office:value-type="float"/>
          <table:table-cell office:value="-0.89904689788818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3694730028778" office:value-type="float"/>
          <table:table-cell office:value="14" office:value-type="float"/>
          <table:table-cell office:value="-0.899046897888183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3694730028778" office:value-type="float"/>
          <table:table-cell office:value="15" office:value-type="float"/>
          <table:table-cell office:value="-0.90037131309509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3694730028778" office:value-type="float"/>
          <table:table-cell office:value="16" office:value-type="float"/>
          <table:table-cell office:value="-0.90037131309509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3694730028778" office:value-type="float"/>
          <table:table-cell office:value="17" office:value-type="float"/>
          <table:table-cell office:value="-0.90164196491241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3694730028778" office:value-type="float"/>
          <table:table-cell office:value="18" office:value-type="float"/>
          <table:table-cell office:value="-0.90164196491241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3694730028778" office:value-type="float"/>
          <table:table-cell office:value="19" office:value-type="float"/>
          <table:table-cell office:value="-0.90286225080490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3694730028778" office:value-type="float"/>
          <table:table-cell office:value="20" office:value-type="float"/>
          <table:table-cell office:value="-0.9028622508049011" office:value-type="float"/>
        </table:table-row>
      </table:table>
      <table:table table:name="1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000633955001832" office:value-type="float"/>
          <table:table-cell office:value="-0.009000633955001832" office:value-type="float"/>
          <table:table-cell office:value="-0.009000633955001832" office:value-type="float"/>
          <table:table-cell office:value="-0.009000633955001832" office:value-type="float"/>
          <table:table-cell office:value="-0.009000633955001832" office:value-type="float"/>
          <table:table-cell office:value="-0.009000633955001832" office:value-type="float"/>
          <table:table-cell office:value="0.9361806187981865" office:value-type="float"/>
          <table:table-cell office:value="1" office:value-type="float"/>
          <table:table-cell office:value="-0.9000633955001831" office:value-type="float"/>
        </table:table-row>
        <table:table-row>
          <table:table-cell office:value="-0.0180053174495697" office:value-type="float"/>
          <table:table-cell office:value="-0.0180053174495697" office:value-type="float"/>
          <table:table-cell office:value="-0.0180053174495697" office:value-type="float"/>
          <table:table-cell office:value="-0.0180053174495697" office:value-type="float"/>
          <table:table-cell office:value="-0.0180053174495697" office:value-type="float"/>
          <table:table-cell office:value="-0.0180053174495697" office:value-type="float"/>
          <table:table-cell office:value="0.9582374986551394" office:value-type="float"/>
          <table:table-cell office:value="2" office:value-type="float"/>
          <table:table-cell office:value="-0.9004683494567871" office:value-type="float"/>
        </table:table-row>
        <table:table-row>
          <table:table-cell office:value="-0.027025770545005795" office:value-type="float"/>
          <table:table-cell office:value="-0.027025770545005795" office:value-type="float"/>
          <table:table-cell office:value="-0.027025770545005795" office:value-type="float"/>
          <table:table-cell office:value="-0.027025770545005795" office:value-type="float"/>
          <table:table-cell office:value="-0.027025770545005795" office:value-type="float"/>
          <table:table-cell office:value="-0.027025770545005795" office:value-type="float"/>
          <table:table-cell office:value="0.9803330059876669" office:value-type="float"/>
          <table:table-cell office:value="3" office:value-type="float"/>
          <table:table-cell office:value="-0.9020453095436096" office:value-type="float"/>
        </table:table-row>
        <table:table-row>
          <table:table-cell office:value="-0.03605158984661102" office:value-type="float"/>
          <table:table-cell office:value="-0.03605158984661102" office:value-type="float"/>
          <table:table-cell office:value="-0.03605158984661102" office:value-type="float"/>
          <table:table-cell office:value="-0.03605158984661102" office:value-type="float"/>
          <table:table-cell office:value="-0.03605158984661102" office:value-type="float"/>
          <table:table-cell office:value="-0.03605158984661102" office:value-type="float"/>
          <table:table-cell office:value="0.9975583422128367" office:value-type="float"/>
          <table:table-cell office:value="4" office:value-type="float"/>
          <table:table-cell office:value="-0.9025819301605225" office:value-type="float"/>
        </table:table-row>
      </table:table>
      <table:table table:name="1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028424620628358" office:value-type="float"/>
          <table:table-cell office:value="-0.009028424620628358" office:value-type="float"/>
          <table:table-cell office:value="-0.009028424620628358" office:value-type="float"/>
          <table:table-cell office:value="-0.009028424620628358" office:value-type="float"/>
          <table:table-cell office:value="-0.009028424620628358" office:value-type="float"/>
          <table:table-cell office:value="-0.009028424620628358" office:value-type="float"/>
          <table:table-cell office:value="0.9923814470983395" office:value-type="float"/>
          <table:table-cell office:value="1" office:value-type="float"/>
          <table:table-cell office:value="-0.9028424620628357" office:value-type="float"/>
        </table:table-row>
        <table:table-row>
          <table:table-cell office:value="-0.01806076228618622" office:value-type="float"/>
          <table:table-cell office:value="-0.01806076228618622" office:value-type="float"/>
          <table:table-cell office:value="-0.01806076228618622" office:value-type="float"/>
          <table:table-cell office:value="-0.01806076228618622" office:value-type="float"/>
          <table:table-cell office:value="-0.01806076228618622" office:value-type="float"/>
          <table:table-cell office:value="-0.01806076228618622" office:value-type="float"/>
          <table:table-cell office:value="0.9702568286332014" office:value-type="float"/>
          <table:table-cell office:value="2" office:value-type="float"/>
          <table:table-cell office:value="-0.9032337665557861" office:value-type="float"/>
        </table:table-row>
        <table:table-row>
          <table:table-cell office:value="-0.027108185887336735" office:value-type="float"/>
          <table:table-cell office:value="-0.027108185887336735" office:value-type="float"/>
          <table:table-cell office:value="-0.027108185887336735" office:value-type="float"/>
          <table:table-cell office:value="-0.027108185887336735" office:value-type="float"/>
          <table:table-cell office:value="-0.027108185887336735" office:value-type="float"/>
          <table:table-cell office:value="-0.027108185887336735" office:value-type="float"/>
          <table:table-cell office:value="0.9480952573235687" office:value-type="float"/>
          <table:table-cell office:value="3" office:value-type="float"/>
          <table:table-cell office:value="-0.9047423601150513" office:value-type="float"/>
        </table:table-row>
        <table:table-row>
          <table:table-cell office:value="-0.03616148352622986" office:value-type="float"/>
          <table:table-cell office:value="-0.03616148352622986" office:value-type="float"/>
          <table:table-cell office:value="-0.03616148352622986" office:value-type="float"/>
          <table:table-cell office:value="-0.03616148352622986" office:value-type="float"/>
          <table:table-cell office:value="-0.03616148352622986" office:value-type="float"/>
          <table:table-cell office:value="-0.03616148352622986" office:value-type="float"/>
          <table:table-cell office:value="0.9259192976187368" office:value-type="float"/>
          <table:table-cell office:value="4" office:value-type="float"/>
          <table:table-cell office:value="-0.9053297638893127" office:value-type="float"/>
        </table:table-row>
        <table:table-row>
          <table:table-cell office:value="-0.045231524109840396" office:value-type="float"/>
          <table:table-cell office:value="-0.045231524109840396" office:value-type="float"/>
          <table:table-cell office:value="-0.045231524109840396" office:value-type="float"/>
          <table:table-cell office:value="-0.045231524109840396" office:value-type="float"/>
          <table:table-cell office:value="-0.045231524109840396" office:value-type="float"/>
          <table:table-cell office:value="-0.045231524109840396" office:value-type="float"/>
          <table:table-cell office:value="0.9037023262425556" office:value-type="float"/>
          <table:table-cell office:value="5" office:value-type="float"/>
          <table:table-cell office:value="-0.90700405836105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20219934609008" office:value-type="float"/>
          <table:table-cell office:value="6" office:value-type="float"/>
          <table:table-cell office:value="-0.90779477357864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20219934609008" office:value-type="float"/>
          <table:table-cell office:value="7" office:value-type="float"/>
          <table:table-cell office:value="-0.90918171405792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20219934609008" office:value-type="float"/>
          <table:table-cell office:value="8" office:value-type="float"/>
          <table:table-cell office:value="-0.909181714057922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20219934609008" office:value-type="float"/>
          <table:table-cell office:value="9" office:value-type="float"/>
          <table:table-cell office:value="-0.91010314226150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20219934609008" office:value-type="float"/>
          <table:table-cell office:value="10" office:value-type="float"/>
          <table:table-cell office:value="-0.91010314226150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20219934609008" office:value-type="float"/>
          <table:table-cell office:value="11" office:value-type="float"/>
          <table:table-cell office:value="-0.91098874807357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20219934609008" office:value-type="float"/>
          <table:table-cell office:value="12" office:value-type="float"/>
          <table:table-cell office:value="-0.91098874807357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20219934609008" office:value-type="float"/>
          <table:table-cell office:value="13" office:value-type="float"/>
          <table:table-cell office:value="-0.911840319633483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20219934609008" office:value-type="float"/>
          <table:table-cell office:value="14" office:value-type="float"/>
          <table:table-cell office:value="-0.911840319633483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20219934609008" office:value-type="float"/>
          <table:table-cell office:value="15" office:value-type="float"/>
          <table:table-cell office:value="-0.9126597642898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20219934609008" office:value-type="float"/>
          <table:table-cell office:value="16" office:value-type="float"/>
          <table:table-cell office:value="-0.9126597642898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20219934609008" office:value-type="float"/>
          <table:table-cell office:value="17" office:value-type="float"/>
          <table:table-cell office:value="-0.913448452949523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20219934609008" office:value-type="float"/>
          <table:table-cell office:value="18" office:value-type="float"/>
          <table:table-cell office:value="-0.913448452949523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20219934609008" office:value-type="float"/>
          <table:table-cell office:value="19" office:value-type="float"/>
          <table:table-cell office:value="-0.91420906782150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920219934609008" office:value-type="float"/>
          <table:table-cell office:value="20" office:value-type="float"/>
          <table:table-cell office:value="-0.9142090678215027" office:value-type="float"/>
        </table:table-row>
      </table:table>
      <table:table table:name="1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122601747512818" office:value-type="float"/>
          <table:table-cell office:value="-0.009122601747512818" office:value-type="float"/>
          <table:table-cell office:value="-0.009122601747512818" office:value-type="float"/>
          <table:table-cell office:value="-0.009122601747512818" office:value-type="float"/>
          <table:table-cell office:value="-0.009122601747512818" office:value-type="float"/>
          <table:table-cell office:value="-0.009122601747512818" office:value-type="float"/>
          <table:table-cell office:value="0.9071356226496398" office:value-type="float"/>
          <table:table-cell office:value="1" office:value-type="float"/>
          <table:table-cell office:value="-0.9122601747512817" office:value-type="float"/>
        </table:table-row>
        <table:table-row>
          <table:table-cell office:value="-0.018248825073242186" office:value-type="float"/>
          <table:table-cell office:value="-0.018248825073242186" office:value-type="float"/>
          <table:table-cell office:value="-0.018248825073242186" office:value-type="float"/>
          <table:table-cell office:value="-0.018248825073242186" office:value-type="float"/>
          <table:table-cell office:value="-0.018248825073242186" office:value-type="float"/>
          <table:table-cell office:value="-0.018248825073242186" office:value-type="float"/>
          <table:table-cell office:value="0.884781032222917" office:value-type="float"/>
          <table:table-cell office:value="2" office:value-type="float"/>
          <table:table-cell office:value="-0.912622332572937" office:value-type="float"/>
        </table:table-row>
        <table:table-row>
          <table:table-cell office:value="-0.02738750636577606" office:value-type="float"/>
          <table:table-cell office:value="-0.02738750636577606" office:value-type="float"/>
          <table:table-cell office:value="-0.02738750636577606" office:value-type="float"/>
          <table:table-cell office:value="-0.02738750636577606" office:value-type="float"/>
          <table:table-cell office:value="-0.02738750636577606" office:value-type="float"/>
          <table:table-cell office:value="-0.02738750636577606" office:value-type="float"/>
          <table:table-cell office:value="0.8623959261342908" office:value-type="float"/>
          <table:table-cell office:value="3" office:value-type="float"/>
          <table:table-cell office:value="-0.9138681292533875" office:value-type="float"/>
        </table:table-row>
        <table:table-row>
          <table:table-cell office:value="-0.03653253853321076" office:value-type="float"/>
          <table:table-cell office:value="-0.03653253853321076" office:value-type="float"/>
          <table:table-cell office:value="-0.03653253853321076" office:value-type="float"/>
          <table:table-cell office:value="-0.03653253853321076" office:value-type="float"/>
          <table:table-cell office:value="-0.03653253853321076" office:value-type="float"/>
          <table:table-cell office:value="-0.03653253853321076" office:value-type="float"/>
          <table:table-cell office:value="0.8399952636427374" office:value-type="float"/>
          <table:table-cell office:value="4" office:value-type="float"/>
          <table:table-cell office:value="-0.9145032167434692" office:value-type="float"/>
        </table:table-row>
        <table:table-row>
          <table:table-cell office:value="-0.04569143652915955" office:value-type="float"/>
          <table:table-cell office:value="-0.04569143652915955" office:value-type="float"/>
          <table:table-cell office:value="-0.04569143652915955" office:value-type="float"/>
          <table:table-cell office:value="-0.04569143652915955" office:value-type="float"/>
          <table:table-cell office:value="-0.04569143652915955" office:value-type="float"/>
          <table:table-cell office:value="-0.04569143652915955" office:value-type="float"/>
          <table:table-cell office:value="0.8175606369464634" office:value-type="float"/>
          <table:table-cell office:value="5" office:value-type="float"/>
          <table:table-cell office:value="-0.91588979959487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070068549185094" office:value-type="float"/>
          <table:table-cell office:value="6" office:value-type="float"/>
          <table:table-cell office:value="-0.916628122329711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070068549185094" office:value-type="float"/>
          <table:table-cell office:value="7" office:value-type="float"/>
          <table:table-cell office:value="-0.91767609119415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070068549185094" office:value-type="float"/>
          <table:table-cell office:value="8" office:value-type="float"/>
          <table:table-cell office:value="-0.91767609119415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070068549185094" office:value-type="float"/>
          <table:table-cell office:value="9" office:value-type="float"/>
          <table:table-cell office:value="-0.91831952333450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070068549185094" office:value-type="float"/>
          <table:table-cell office:value="10" office:value-type="float"/>
          <table:table-cell office:value="-0.91831952333450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070068549185094" office:value-type="float"/>
          <table:table-cell office:value="11" office:value-type="float"/>
          <table:table-cell office:value="-0.91894340515136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070068549185094" office:value-type="float"/>
          <table:table-cell office:value="12" office:value-type="float"/>
          <table:table-cell office:value="-0.918943405151367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070068549185094" office:value-type="float"/>
          <table:table-cell office:value="13" office:value-type="float"/>
          <table:table-cell office:value="-0.91954779624938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070068549185094" office:value-type="float"/>
          <table:table-cell office:value="14" office:value-type="float"/>
          <table:table-cell office:value="-0.919547796249389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070068549185094" office:value-type="float"/>
          <table:table-cell office:value="15" office:value-type="float"/>
          <table:table-cell office:value="-0.920133829116821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070068549185094" office:value-type="float"/>
          <table:table-cell office:value="16" office:value-type="float"/>
          <table:table-cell office:value="-0.920133829116821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070068549185094" office:value-type="float"/>
          <table:table-cell office:value="17" office:value-type="float"/>
          <table:table-cell office:value="-0.92070204019546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070068549185094" office:value-type="float"/>
          <table:table-cell office:value="18" office:value-type="float"/>
          <table:table-cell office:value="-0.92070204019546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070068549185094" office:value-type="float"/>
          <table:table-cell office:value="19" office:value-type="float"/>
          <table:table-cell office:value="-0.921252787113189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070068549185094" office:value-type="float"/>
          <table:table-cell office:value="20" office:value-type="float"/>
          <table:table-cell office:value="-0.9212527871131897" office:value-type="float"/>
        </table:table-row>
      </table:table>
      <table:table table:name="1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177929759025575" office:value-type="float"/>
          <table:table-cell office:value="-0.009177929759025575" office:value-type="float"/>
          <table:table-cell office:value="-0.009177929759025575" office:value-type="float"/>
          <table:table-cell office:value="-0.009177929759025575" office:value-type="float"/>
          <table:table-cell office:value="-0.009177929759025575" office:value-type="float"/>
          <table:table-cell office:value="-0.009177929759025575" office:value-type="float"/>
          <table:table-cell office:value="0.9699606448919267" office:value-type="float"/>
          <table:table-cell office:value="1" office:value-type="float"/>
          <table:table-cell office:value="-0.9177929759025574" office:value-type="float"/>
        </table:table-row>
        <table:table-row>
          <table:table-cell office:value="-0.01836011052131653" office:value-type="float"/>
          <table:table-cell office:value="-0.01836011052131653" office:value-type="float"/>
          <table:table-cell office:value="-0.01836011052131653" office:value-type="float"/>
          <table:table-cell office:value="-0.01836011052131653" office:value-type="float"/>
          <table:table-cell office:value="-0.01836011052131653" office:value-type="float"/>
          <table:table-cell office:value="-0.01836011052131653" office:value-type="float"/>
          <table:table-cell office:value="0.947468987298314" office:value-type="float"/>
          <table:table-cell office:value="2" office:value-type="float"/>
          <table:table-cell office:value="-0.9182180762290955" office:value-type="float"/>
        </table:table-row>
        <table:table-row>
          <table:table-cell office:value="-0.027552919387817384" office:value-type="float"/>
          <table:table-cell office:value="-0.027552919387817384" office:value-type="float"/>
          <table:table-cell office:value="-0.027552919387817384" office:value-type="float"/>
          <table:table-cell office:value="-0.027552919387817384" office:value-type="float"/>
          <table:table-cell office:value="-0.027552919387817384" office:value-type="float"/>
          <table:table-cell office:value="-0.027552919387817384" office:value-type="float"/>
          <table:table-cell office:value="0.9249512962724539" office:value-type="float"/>
          <table:table-cell office:value="3" office:value-type="float"/>
          <table:table-cell office:value="-0.9192808866500854" office:value-type="float"/>
        </table:table-row>
        <table:table-row>
          <table:table-cell office:value="-0.036752303242683415" office:value-type="float"/>
          <table:table-cell office:value="-0.036752303242683415" office:value-type="float"/>
          <table:table-cell office:value="-0.036752303242683415" office:value-type="float"/>
          <table:table-cell office:value="-0.036752303242683415" office:value-type="float"/>
          <table:table-cell office:value="-0.036752303242683415" office:value-type="float"/>
          <table:table-cell office:value="-0.036752303242683415" office:value-type="float"/>
          <table:table-cell office:value="0.9024174998800344" office:value-type="float"/>
          <table:table-cell office:value="4" office:value-type="float"/>
          <table:table-cell office:value="-0.9199383854866028" office:value-type="float"/>
        </table:table-row>
        <table:table-row>
          <table:table-cell office:value="-0.045963814258575444" office:value-type="float"/>
          <table:table-cell office:value="-0.045963814258575444" office:value-type="float"/>
          <table:table-cell office:value="-0.045963814258575444" office:value-type="float"/>
          <table:table-cell office:value="-0.045963814258575444" office:value-type="float"/>
          <table:table-cell office:value="-0.045963814258575444" office:value-type="float"/>
          <table:table-cell office:value="-0.045963814258575444" office:value-type="float"/>
          <table:table-cell office:value="0.8798539981310726" office:value-type="float"/>
          <table:table-cell office:value="5" office:value-type="float"/>
          <table:table-cell office:value="-0.92115110158920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699674025574854" office:value-type="float"/>
          <table:table-cell office:value="6" office:value-type="float"/>
          <table:table-cell office:value="-0.92196583747863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699674025574854" office:value-type="float"/>
          <table:table-cell office:value="7" office:value-type="float"/>
          <table:table-cell office:value="-0.92281359434127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699674025574854" office:value-type="float"/>
          <table:table-cell office:value="8" office:value-type="float"/>
          <table:table-cell office:value="-0.92281359434127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699674025574854" office:value-type="float"/>
          <table:table-cell office:value="9" office:value-type="float"/>
          <table:table-cell office:value="-0.9232830405235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699674025574854" office:value-type="float"/>
          <table:table-cell office:value="10" office:value-type="float"/>
          <table:table-cell office:value="-0.92328304052352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699674025574854" office:value-type="float"/>
          <table:table-cell office:value="11" office:value-type="float"/>
          <table:table-cell office:value="-0.92373782396316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699674025574854" office:value-type="float"/>
          <table:table-cell office:value="12" office:value-type="float"/>
          <table:table-cell office:value="-0.923737823963165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699674025574854" office:value-type="float"/>
          <table:table-cell office:value="13" office:value-type="float"/>
          <table:table-cell office:value="-0.92417734861373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699674025574854" office:value-type="float"/>
          <table:table-cell office:value="14" office:value-type="float"/>
          <table:table-cell office:value="-0.92417734861373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699674025574854" office:value-type="float"/>
          <table:table-cell office:value="15" office:value-type="float"/>
          <table:table-cell office:value="-0.92460227012634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699674025574854" office:value-type="float"/>
          <table:table-cell office:value="16" office:value-type="float"/>
          <table:table-cell office:value="-0.924602270126342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699674025574854" office:value-type="float"/>
          <table:table-cell office:value="17" office:value-type="float"/>
          <table:table-cell office:value="-0.92501229047775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699674025574854" office:value-type="float"/>
          <table:table-cell office:value="18" office:value-type="float"/>
          <table:table-cell office:value="-0.925012290477752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699674025574854" office:value-type="float"/>
          <table:table-cell office:value="19" office:value-type="float"/>
          <table:table-cell office:value="-0.925406873226165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699674025574854" office:value-type="float"/>
          <table:table-cell office:value="20" office:value-type="float"/>
          <table:table-cell office:value="-0.9254068732261658" office:value-type="float"/>
        </table:table-row>
      </table:table>
      <table:table table:name="1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21696662902832" office:value-type="float"/>
          <table:table-cell office:value="-0.00921696662902832" office:value-type="float"/>
          <table:table-cell office:value="-0.00921696662902832" office:value-type="float"/>
          <table:table-cell office:value="-0.00921696662902832" office:value-type="float"/>
          <table:table-cell office:value="-0.00921696662902832" office:value-type="float"/>
          <table:table-cell office:value="-0.00921696662902832" office:value-type="float"/>
          <table:table-cell office:value="0.9582786210601452" office:value-type="float"/>
          <table:table-cell office:value="1" office:value-type="float"/>
          <table:table-cell office:value="-0.921696662902832" office:value-type="float"/>
        </table:table-row>
        <table:table-row>
          <table:table-cell office:value="-0.01843876004219055" office:value-type="float"/>
          <table:table-cell office:value="-0.01843876004219055" office:value-type="float"/>
          <table:table-cell office:value="-0.01843876004219055" office:value-type="float"/>
          <table:table-cell office:value="-0.01843876004219055" office:value-type="float"/>
          <table:table-cell office:value="-0.01843876004219055" office:value-type="float"/>
          <table:table-cell office:value="-0.01843876004219055" office:value-type="float"/>
          <table:table-cell office:value="0.9808673094357516" office:value-type="float"/>
          <table:table-cell office:value="2" office:value-type="float"/>
          <table:table-cell office:value="-0.9221793413162231" office:value-type="float"/>
        </table:table-row>
        <table:table-row>
          <table:table-cell office:value="-0.027669421434402465" office:value-type="float"/>
          <table:table-cell office:value="-0.027669421434402465" office:value-type="float"/>
          <table:table-cell office:value="-0.027669421434402465" office:value-type="float"/>
          <table:table-cell office:value="-0.027669421434402465" office:value-type="float"/>
          <table:table-cell office:value="-0.027669421434402465" office:value-type="float"/>
          <table:table-cell office:value="-0.027669421434402465" office:value-type="float"/>
          <table:table-cell office:value="0.9965222801649206" office:value-type="float"/>
          <table:table-cell office:value="3" office:value-type="float"/>
          <table:table-cell office:value="-0.9230661392211914" office:value-type="float"/>
        </table:table-row>
        <table:table-row>
          <table:table-cell office:value="-0.036906652450561524" office:value-type="float"/>
          <table:table-cell office:value="-0.036906652450561524" office:value-type="float"/>
          <table:table-cell office:value="-0.036906652450561524" office:value-type="float"/>
          <table:table-cell office:value="-0.036906652450561524" office:value-type="float"/>
          <table:table-cell office:value="-0.036906652450561524" office:value-type="float"/>
          <table:table-cell office:value="-0.036906652450561524" office:value-type="float"/>
          <table:table-cell office:value="0.9738957775391204" office:value-type="float"/>
          <table:table-cell office:value="4" office:value-type="float"/>
          <table:table-cell office:value="-0.9237231016159058" office:value-type="float"/>
        </table:table-row>
        <table:table-row>
          <table:table-cell office:value="-0.04615535020828247" office:value-type="float"/>
          <table:table-cell office:value="-0.04615535020828247" office:value-type="float"/>
          <table:table-cell office:value="-0.04615535020828247" office:value-type="float"/>
          <table:table-cell office:value="-0.04615535020828247" office:value-type="float"/>
          <table:table-cell office:value="-0.04615535020828247" office:value-type="float"/>
          <table:table-cell office:value="-0.04615535020828247" office:value-type="float"/>
          <table:table-cell office:value="0.9512411872474812" office:value-type="float"/>
          <table:table-cell office:value="5" office:value-type="float"/>
          <table:table-cell office:value="-0.92486977577209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18237570180756" office:value-type="float"/>
          <table:table-cell office:value="6" office:value-type="float"/>
          <table:table-cell office:value="-0.925703585147857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18237570180756" office:value-type="float"/>
          <table:table-cell office:value="7" office:value-type="float"/>
          <table:table-cell office:value="-0.9264099001884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18237570180756" office:value-type="float"/>
          <table:table-cell office:value="8" office:value-type="float"/>
          <table:table-cell office:value="-0.9264099001884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18237570180756" office:value-type="float"/>
          <table:table-cell office:value="9" office:value-type="float"/>
          <table:table-cell office:value="-0.92674505710601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18237570180756" office:value-type="float"/>
          <table:table-cell office:value="10" office:value-type="float"/>
          <table:table-cell office:value="-0.92674505710601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18237570180756" office:value-type="float"/>
          <table:table-cell office:value="11" office:value-type="float"/>
          <table:table-cell office:value="-0.92707186937332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18237570180756" office:value-type="float"/>
          <table:table-cell office:value="12" office:value-type="float"/>
          <table:table-cell office:value="-0.92707186937332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18237570180756" office:value-type="float"/>
          <table:table-cell office:value="13" office:value-type="float"/>
          <table:table-cell office:value="-0.92739164829254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18237570180756" office:value-type="float"/>
          <table:table-cell office:value="14" office:value-type="float"/>
          <table:table-cell office:value="-0.927391648292541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18237570180756" office:value-type="float"/>
          <table:table-cell office:value="15" office:value-type="float"/>
          <table:table-cell office:value="-0.92770636081695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18237570180756" office:value-type="float"/>
          <table:table-cell office:value="16" office:value-type="float"/>
          <table:table-cell office:value="-0.92770636081695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18237570180756" office:value-type="float"/>
          <table:table-cell office:value="17" office:value-type="float"/>
          <table:table-cell office:value="-0.92801666259765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18237570180756" office:value-type="float"/>
          <table:table-cell office:value="18" office:value-type="float"/>
          <table:table-cell office:value="-0.92801666259765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18237570180756" office:value-type="float"/>
          <table:table-cell office:value="19" office:value-type="float"/>
          <table:table-cell office:value="-0.928323745727539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18237570180756" office:value-type="float"/>
          <table:table-cell office:value="20" office:value-type="float"/>
          <table:table-cell office:value="-0.9283237457275391" office:value-type="float"/>
        </table:table-row>
      </table:table>
      <table:table table:name="1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253228902816773" office:value-type="float"/>
          <table:table-cell office:value="-0.009253228902816773" office:value-type="float"/>
          <table:table-cell office:value="-0.009253228902816773" office:value-type="float"/>
          <table:table-cell office:value="-0.009253228902816773" office:value-type="float"/>
          <table:table-cell office:value="-0.009253228902816773" office:value-type="float"/>
          <table:table-cell office:value="-0.009253228902816773" office:value-type="float"/>
          <table:table-cell office:value="0.9848288280861857" office:value-type="float"/>
          <table:table-cell office:value="1" office:value-type="float"/>
          <table:table-cell office:value="-0.9253228902816772" office:value-type="float"/>
        </table:table-row>
        <table:table-row>
          <table:table-cell office:value="-0.018511160016059874" office:value-type="float"/>
          <table:table-cell office:value="-0.018511160016059874" office:value-type="float"/>
          <table:table-cell office:value="-0.018511160016059874" office:value-type="float"/>
          <table:table-cell office:value="-0.018511160016059874" office:value-type="float"/>
          <table:table-cell office:value="-0.018511160016059874" office:value-type="float"/>
          <table:table-cell office:value="-0.018511160016059874" office:value-type="float"/>
          <table:table-cell office:value="0.9621516207849035" office:value-type="float"/>
          <table:table-cell office:value="2" office:value-type="float"/>
          <table:table-cell office:value="-0.9257931113243103" office:value-type="float"/>
        </table:table-row>
        <table:table-row>
          <table:table-cell office:value="-0.027777719497680663" office:value-type="float"/>
          <table:table-cell office:value="-0.027777719497680663" office:value-type="float"/>
          <table:table-cell office:value="-0.027777719497680663" office:value-type="float"/>
          <table:table-cell office:value="-0.027777719497680663" office:value-type="float"/>
          <table:table-cell office:value="-0.027777719497680663" office:value-type="float"/>
          <table:table-cell office:value="-0.027777719497680663" office:value-type="float"/>
          <table:table-cell office:value="0.9394532783837831" office:value-type="float"/>
          <table:table-cell office:value="3" office:value-type="float"/>
          <table:table-cell office:value="-0.9266559481620789" office:value-type="float"/>
        </table:table-row>
        <table:table-row>
          <table:table-cell office:value="-0.03705115914344788" office:value-type="float"/>
          <table:table-cell office:value="-0.03705115914344788" office:value-type="float"/>
          <table:table-cell office:value="-0.03705115914344788" office:value-type="float"/>
          <table:table-cell office:value="-0.03705115914344788" office:value-type="float"/>
          <table:table-cell office:value="-0.03705115914344788" office:value-type="float"/>
          <table:table-cell office:value="-0.03705115914344788" office:value-type="float"/>
          <table:table-cell office:value="0.9167380830911575" office:value-type="float"/>
          <table:table-cell office:value="4" office:value-type="float"/>
          <table:table-cell office:value="-0.9273439645767212" office:value-type="float"/>
        </table:table-row>
        <table:table-row>
          <table:table-cell office:value="-0.04633503437042237" office:value-type="float"/>
          <table:table-cell office:value="-0.04633503437042237" office:value-type="float"/>
          <table:table-cell office:value="-0.04633503437042237" office:value-type="float"/>
          <table:table-cell office:value="-0.04633503437042237" office:value-type="float"/>
          <table:table-cell office:value="-0.04633503437042237" office:value-type="float"/>
          <table:table-cell office:value="-0.04633503437042237" office:value-type="float"/>
          <table:table-cell office:value="0.8939973259494046" office:value-type="float"/>
          <table:table-cell office:value="5" office:value-type="float"/>
          <table:table-cell office:value="-0.928387522697448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0200302321013" office:value-type="float"/>
          <table:table-cell office:value="6" office:value-type="float"/>
          <table:table-cell office:value="-0.92921280860900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0200302321013" office:value-type="float"/>
          <table:table-cell office:value="7" office:value-type="float"/>
          <table:table-cell office:value="-0.92983031272888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0200302321013" office:value-type="float"/>
          <table:table-cell office:value="8" office:value-type="float"/>
          <table:table-cell office:value="-0.92983031272888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0200302321013" office:value-type="float"/>
          <table:table-cell office:value="9" office:value-type="float"/>
          <table:table-cell office:value="-0.93012106418609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0200302321013" office:value-type="float"/>
          <table:table-cell office:value="10" office:value-type="float"/>
          <table:table-cell office:value="-0.93012106418609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0200302321013" office:value-type="float"/>
          <table:table-cell office:value="11" office:value-type="float"/>
          <table:table-cell office:value="-0.93041038513183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0200302321013" office:value-type="float"/>
          <table:table-cell office:value="12" office:value-type="float"/>
          <table:table-cell office:value="-0.930410385131835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0200302321013" office:value-type="float"/>
          <table:table-cell office:value="13" office:value-type="float"/>
          <table:table-cell office:value="-0.9307017326354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0200302321013" office:value-type="float"/>
          <table:table-cell office:value="14" office:value-type="float"/>
          <table:table-cell office:value="-0.93070173263549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0200302321013" office:value-type="float"/>
          <table:table-cell office:value="15" office:value-type="float"/>
          <table:table-cell office:value="-0.93099665641784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0200302321013" office:value-type="float"/>
          <table:table-cell office:value="16" office:value-type="float"/>
          <table:table-cell office:value="-0.930996656417846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0200302321013" office:value-type="float"/>
          <table:table-cell office:value="17" office:value-type="float"/>
          <table:table-cell office:value="-0.93129515647888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0200302321013" office:value-type="float"/>
          <table:table-cell office:value="18" office:value-type="float"/>
          <table:table-cell office:value="-0.93129515647888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0200302321013" office:value-type="float"/>
          <table:table-cell office:value="19" office:value-type="float"/>
          <table:table-cell office:value="-0.931598186492919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850200302321013" office:value-type="float"/>
          <table:table-cell office:value="20" office:value-type="float"/>
          <table:table-cell office:value="-0.9315981864929199" office:value-type="float"/>
        </table:table-row>
      </table:table>
      <table:table table:name="1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278222918510437" office:value-type="float"/>
          <table:table-cell office:value="-0.009278222918510437" office:value-type="float"/>
          <table:table-cell office:value="-0.009278222918510437" office:value-type="float"/>
          <table:table-cell office:value="-0.009278222918510437" office:value-type="float"/>
          <table:table-cell office:value="-0.009278222918510437" office:value-type="float"/>
          <table:table-cell office:value="-0.009278222918510437" office:value-type="float"/>
          <table:table-cell office:value="0.9476903254410991" office:value-type="float"/>
          <table:table-cell office:value="1" office:value-type="float"/>
          <table:table-cell office:value="-0.9278222918510437" office:value-type="float"/>
        </table:table-row>
        <table:table-row>
          <table:table-cell office:value="-0.01856149435043335" office:value-type="float"/>
          <table:table-cell office:value="-0.01856149435043335" office:value-type="float"/>
          <table:table-cell office:value="-0.01856149435043335" office:value-type="float"/>
          <table:table-cell office:value="-0.01856149435043335" office:value-type="float"/>
          <table:table-cell office:value="-0.01856149435043335" office:value-type="float"/>
          <table:table-cell office:value="-0.01856149435043335" office:value-type="float"/>
          <table:table-cell office:value="0.9704296035930664" office:value-type="float"/>
          <table:table-cell office:value="2" office:value-type="float"/>
          <table:table-cell office:value="-0.9283271431922913" office:value-type="float"/>
        </table:table-row>
        <table:table-row>
          <table:table-cell office:value="-0.027853394746780398" office:value-type="float"/>
          <table:table-cell office:value="-0.027853394746780398" office:value-type="float"/>
          <table:table-cell office:value="-0.027853394746780398" office:value-type="float"/>
          <table:table-cell office:value="-0.027853394746780398" office:value-type="float"/>
          <table:table-cell office:value="-0.027853394746780398" office:value-type="float"/>
          <table:table-cell office:value="-0.027853394746780398" office:value-type="float"/>
          <table:table-cell office:value="0.9931900183048814" office:value-type="float"/>
          <table:table-cell office:value="3" office:value-type="float"/>
          <table:table-cell office:value="-0.9291900396347046" office:value-type="float"/>
        </table:table-row>
        <table:table-row>
          <table:table-cell office:value="-0.03715224504470825" office:value-type="float"/>
          <table:table-cell office:value="-0.03715224504470825" office:value-type="float"/>
          <table:table-cell office:value="-0.03715224504470825" office:value-type="float"/>
          <table:table-cell office:value="-0.03715224504470825" office:value-type="float"/>
          <table:table-cell office:value="-0.03715224504470825" office:value-type="float"/>
          <table:table-cell office:value="-0.03715224504470825" office:value-type="float"/>
          <table:table-cell office:value="0.984032543270668" office:value-type="float"/>
          <table:table-cell office:value="4" office:value-type="float"/>
          <table:table-cell office:value="-0.9298850297927856" office:value-type="float"/>
        </table:table-row>
        <table:table-row>
          <table:table-cell office:value="-0.0464624685049057" office:value-type="float"/>
          <table:table-cell office:value="-0.0464624685049057" office:value-type="float"/>
          <table:table-cell office:value="-0.0464624685049057" office:value-type="float"/>
          <table:table-cell office:value="-0.0464624685049057" office:value-type="float"/>
          <table:table-cell office:value="-0.0464624685049057" office:value-type="float"/>
          <table:table-cell office:value="-0.0464624685049057" office:value-type="float"/>
          <table:table-cell office:value="0.961227246401895" office:value-type="float"/>
          <table:table-cell office:value="5" office:value-type="float"/>
          <table:table-cell office:value="-0.931022346019744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25620992898891" office:value-type="float"/>
          <table:table-cell office:value="6" office:value-type="float"/>
          <table:table-cell office:value="-0.931864500045776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25620992898891" office:value-type="float"/>
          <table:table-cell office:value="7" office:value-type="float"/>
          <table:table-cell office:value="-0.93252927064895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25620992898891" office:value-type="float"/>
          <table:table-cell office:value="8" office:value-type="float"/>
          <table:table-cell office:value="-0.93252927064895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25620992898891" office:value-type="float"/>
          <table:table-cell office:value="9" office:value-type="float"/>
          <table:table-cell office:value="-0.93286544084548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25620992898891" office:value-type="float"/>
          <table:table-cell office:value="10" office:value-type="float"/>
          <table:table-cell office:value="-0.93286544084548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25620992898891" office:value-type="float"/>
          <table:table-cell office:value="11" office:value-type="float"/>
          <table:table-cell office:value="-0.93320733308792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25620992898891" office:value-type="float"/>
          <table:table-cell office:value="12" office:value-type="float"/>
          <table:table-cell office:value="-0.933207333087921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25620992898891" office:value-type="float"/>
          <table:table-cell office:value="13" office:value-type="float"/>
          <table:table-cell office:value="-0.93355578184127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25620992898891" office:value-type="float"/>
          <table:table-cell office:value="14" office:value-type="float"/>
          <table:table-cell office:value="-0.933555781841278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25620992898891" office:value-type="float"/>
          <table:table-cell office:value="15" office:value-type="float"/>
          <table:table-cell office:value="-0.93391185998916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25620992898891" office:value-type="float"/>
          <table:table-cell office:value="16" office:value-type="float"/>
          <table:table-cell office:value="-0.93391185998916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25620992898891" office:value-type="float"/>
          <table:table-cell office:value="17" office:value-type="float"/>
          <table:table-cell office:value="-0.93427497148513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25620992898891" office:value-type="float"/>
          <table:table-cell office:value="18" office:value-type="float"/>
          <table:table-cell office:value="-0.934274971485137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25620992898891" office:value-type="float"/>
          <table:table-cell office:value="19" office:value-type="float"/>
          <table:table-cell office:value="-0.934648275375366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25620992898891" office:value-type="float"/>
          <table:table-cell office:value="20" office:value-type="float"/>
          <table:table-cell office:value="-0.9346482753753662" office:value-type="float"/>
        </table:table-row>
      </table:table>
      <table:table table:name="1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312222599983216" office:value-type="float"/>
          <table:table-cell office:value="-0.009312222599983216" office:value-type="float"/>
          <table:table-cell office:value="-0.009312222599983216" office:value-type="float"/>
          <table:table-cell office:value="-0.009312222599983216" office:value-type="float"/>
          <table:table-cell office:value="-0.009312222599983216" office:value-type="float"/>
          <table:table-cell office:value="-0.009312222599983216" office:value-type="float"/>
          <table:table-cell office:value="0.9409695907980007" office:value-type="float"/>
          <table:table-cell office:value="1" office:value-type="float"/>
          <table:table-cell office:value="-0.9312222599983215" office:value-type="float"/>
        </table:table-row>
        <table:table-row>
          <table:table-cell office:value="-0.018629568219184878" office:value-type="float"/>
          <table:table-cell office:value="-0.018629568219184878" office:value-type="float"/>
          <table:table-cell office:value="-0.018629568219184878" office:value-type="float"/>
          <table:table-cell office:value="-0.018629568219184878" office:value-type="float"/>
          <table:table-cell office:value="-0.018629568219184878" office:value-type="float"/>
          <table:table-cell office:value="-0.018629568219184878" office:value-type="float"/>
          <table:table-cell office:value="0.9637923333222009" office:value-type="float"/>
          <table:table-cell office:value="2" office:value-type="float"/>
          <table:table-cell office:value="-0.931734561920166" office:value-type="float"/>
        </table:table-row>
        <table:table-row>
          <table:table-cell office:value="-0.027956454157829286" office:value-type="float"/>
          <table:table-cell office:value="-0.027956454157829286" office:value-type="float"/>
          <table:table-cell office:value="-0.027956454157829286" office:value-type="float"/>
          <table:table-cell office:value="-0.027956454157829286" office:value-type="float"/>
          <table:table-cell office:value="-0.027956454157829286" office:value-type="float"/>
          <table:table-cell office:value="-0.027956454157829286" office:value-type="float"/>
          <table:table-cell office:value="0.986638444761019" office:value-type="float"/>
          <table:table-cell office:value="3" office:value-type="float"/>
          <table:table-cell office:value="-0.9326885938644409" office:value-type="float"/>
        </table:table-row>
        <table:table-row>
          <table:table-cell office:value="-0.037290537357330324" office:value-type="float"/>
          <table:table-cell office:value="-0.037290537357330324" office:value-type="float"/>
          <table:table-cell office:value="-0.037290537357330324" office:value-type="float"/>
          <table:table-cell office:value="-0.037290537357330324" office:value-type="float"/>
          <table:table-cell office:value="-0.037290537357330324" office:value-type="float"/>
          <table:table-cell office:value="-0.037290537357330324" office:value-type="float"/>
          <table:table-cell office:value="0.9904978141835183" office:value-type="float"/>
          <table:table-cell office:value="4" office:value-type="float"/>
          <table:table-cell office:value="-0.9334083199501038" office:value-type="float"/>
        </table:table-row>
        <table:table-row>
          <table:table-cell office:value="-0.04663678646087647" office:value-type="float"/>
          <table:table-cell office:value="-0.04663678646087647" office:value-type="float"/>
          <table:table-cell office:value="-0.04663678646087647" office:value-type="float"/>
          <table:table-cell office:value="-0.04663678646087647" office:value-type="float"/>
          <table:table-cell office:value="-0.04663678646087647" office:value-type="float"/>
          <table:table-cell office:value="-0.04663678646087647" office:value-type="float"/>
          <table:table-cell office:value="0.9676042728708857" office:value-type="float"/>
          <table:table-cell office:value="5" office:value-type="float"/>
          <table:table-cell office:value="-0.934624910354614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9366115804013" office:value-type="float"/>
          <table:table-cell office:value="6" office:value-type="float"/>
          <table:table-cell office:value="-0.93547165393829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9366115804013" office:value-type="float"/>
          <table:table-cell office:value="7" office:value-type="float"/>
          <table:table-cell office:value="-0.936193346977233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9366115804013" office:value-type="float"/>
          <table:table-cell office:value="8" office:value-type="float"/>
          <table:table-cell office:value="-0.936193346977233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9366115804013" office:value-type="float"/>
          <table:table-cell office:value="9" office:value-type="float"/>
          <table:table-cell office:value="-0.93660241365432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9366115804013" office:value-type="float"/>
          <table:table-cell office:value="10" office:value-type="float"/>
          <table:table-cell office:value="-0.936602413654327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9366115804013" office:value-type="float"/>
          <table:table-cell office:value="11" office:value-type="float"/>
          <table:table-cell office:value="-0.93701750040054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9366115804013" office:value-type="float"/>
          <table:table-cell office:value="12" office:value-type="float"/>
          <table:table-cell office:value="-0.937017500400543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9366115804013" office:value-type="float"/>
          <table:table-cell office:value="13" office:value-type="float"/>
          <table:table-cell office:value="-0.937441766262054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9366115804013" office:value-type="float"/>
          <table:table-cell office:value="14" office:value-type="float"/>
          <table:table-cell office:value="-0.937441766262054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9366115804013" office:value-type="float"/>
          <table:table-cell office:value="15" office:value-type="float"/>
          <table:table-cell office:value="-0.93787741661071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9366115804013" office:value-type="float"/>
          <table:table-cell office:value="16" office:value-type="float"/>
          <table:table-cell office:value="-0.93787741661071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9366115804013" office:value-type="float"/>
          <table:table-cell office:value="17" office:value-type="float"/>
          <table:table-cell office:value="-0.93832761049270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9366115804013" office:value-type="float"/>
          <table:table-cell office:value="18" office:value-type="float"/>
          <table:table-cell office:value="-0.93832761049270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9366115804013" office:value-type="float"/>
          <table:table-cell office:value="19" office:value-type="float"/>
          <table:table-cell office:value="-0.938790023326873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59366115804013" office:value-type="float"/>
          <table:table-cell office:value="20" office:value-type="float"/>
          <table:table-cell office:value="-0.9387900233268738" office:value-type="float"/>
        </table:table-row>
      </table:table>
      <table:table table:name="2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363168478012085" office:value-type="float"/>
          <table:table-cell office:value="-0.009363168478012085" office:value-type="float"/>
          <table:table-cell office:value="-0.009363168478012085" office:value-type="float"/>
          <table:table-cell office:value="-0.009363168478012085" office:value-type="float"/>
          <table:table-cell office:value="-0.009363168478012085" office:value-type="float"/>
          <table:table-cell office:value="-0.009363168478012085" office:value-type="float"/>
          <table:table-cell office:value="0.9107311710838044" office:value-type="float"/>
          <table:table-cell office:value="1" office:value-type="float"/>
          <table:table-cell office:value="-0.9363168478012085" office:value-type="float"/>
        </table:table-row>
        <table:table-row>
          <table:table-cell office:value="-0.018731366395950317" office:value-type="float"/>
          <table:table-cell office:value="-0.018731366395950317" office:value-type="float"/>
          <table:table-cell office:value="-0.018731366395950317" office:value-type="float"/>
          <table:table-cell office:value="-0.018731366395950317" office:value-type="float"/>
          <table:table-cell office:value="-0.018731366395950317" office:value-type="float"/>
          <table:table-cell office:value="-0.018731366395950317" office:value-type="float"/>
          <table:table-cell office:value="0.887783866375452" office:value-type="float"/>
          <table:table-cell office:value="2" office:value-type="float"/>
          <table:table-cell office:value="-0.9368197917938232" office:value-type="float"/>
        </table:table-row>
        <table:table-row>
          <table:table-cell office:value="-0.028110593557357788" office:value-type="float"/>
          <table:table-cell office:value="-0.028110593557357788" office:value-type="float"/>
          <table:table-cell office:value="-0.028110593557357788" office:value-type="float"/>
          <table:table-cell office:value="-0.028110593557357788" office:value-type="float"/>
          <table:table-cell office:value="-0.028110593557357788" office:value-type="float"/>
          <table:table-cell office:value="-0.028110593557357788" office:value-type="float"/>
          <table:table-cell office:value="0.864809545648351" office:value-type="float"/>
          <table:table-cell office:value="3" office:value-type="float"/>
          <table:table-cell office:value="-0.9379227161407471" office:value-type="float"/>
        </table:table-row>
        <table:table-row>
          <table:table-cell office:value="-0.03749699473381042" office:value-type="float"/>
          <table:table-cell office:value="-0.03749699473381042" office:value-type="float"/>
          <table:table-cell office:value="-0.03749699473381042" office:value-type="float"/>
          <table:table-cell office:value="-0.03749699473381042" office:value-type="float"/>
          <table:table-cell office:value="-0.03749699473381042" office:value-type="float"/>
          <table:table-cell office:value="-0.03749699473381042" office:value-type="float"/>
          <table:table-cell office:value="0.8418176522449823" office:value-type="float"/>
          <table:table-cell office:value="4" office:value-type="float"/>
          <table:table-cell office:value="-0.9386401176452637" office:value-type="float"/>
        </table:table-row>
        <table:table-row>
          <table:table-cell office:value="-0.04689576923847198" office:value-type="float"/>
          <table:table-cell office:value="-0.04689576923847198" office:value-type="float"/>
          <table:table-cell office:value="-0.04689576923847198" office:value-type="float"/>
          <table:table-cell office:value="-0.04689576923847198" office:value-type="float"/>
          <table:table-cell office:value="-0.04689576923847198" office:value-type="float"/>
          <table:table-cell office:value="-0.04689576923847198" office:value-type="float"/>
          <table:table-cell office:value="0.8187954505010818" office:value-type="float"/>
          <table:table-cell office:value="5" office:value-type="float"/>
          <table:table-cell office:value="-0.93987745046615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11916690914869" office:value-type="float"/>
          <table:table-cell office:value="6" office:value-type="float"/>
          <table:table-cell office:value="-0.94070249795913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11916690914869" office:value-type="float"/>
          <table:table-cell office:value="7" office:value-type="float"/>
          <table:table-cell office:value="-0.94147771596908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11916690914869" office:value-type="float"/>
          <table:table-cell office:value="8" office:value-type="float"/>
          <table:table-cell office:value="-0.941477715969085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11916690914869" office:value-type="float"/>
          <table:table-cell office:value="9" office:value-type="float"/>
          <table:table-cell office:value="-0.94197630882263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11916690914869" office:value-type="float"/>
          <table:table-cell office:value="10" office:value-type="float"/>
          <table:table-cell office:value="-0.94197630882263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11916690914869" office:value-type="float"/>
          <table:table-cell office:value="11" office:value-type="float"/>
          <table:table-cell office:value="-0.94248032569885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11916690914869" office:value-type="float"/>
          <table:table-cell office:value="12" office:value-type="float"/>
          <table:table-cell office:value="-0.942480325698852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11916690914869" office:value-type="float"/>
          <table:table-cell office:value="13" office:value-type="float"/>
          <table:table-cell office:value="-0.94298750162124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11916690914869" office:value-type="float"/>
          <table:table-cell office:value="14" office:value-type="float"/>
          <table:table-cell office:value="-0.942987501621246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11916690914869" office:value-type="float"/>
          <table:table-cell office:value="15" office:value-type="float"/>
          <table:table-cell office:value="-0.94349765777587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11916690914869" office:value-type="float"/>
          <table:table-cell office:value="16" office:value-type="float"/>
          <table:table-cell office:value="-0.943497657775878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11916690914869" office:value-type="float"/>
          <table:table-cell office:value="17" office:value-type="float"/>
          <table:table-cell office:value="-0.94401127099990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11916690914869" office:value-type="float"/>
          <table:table-cell office:value="18" office:value-type="float"/>
          <table:table-cell office:value="-0.94401127099990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11916690914869" office:value-type="float"/>
          <table:table-cell office:value="19" office:value-type="float"/>
          <table:table-cell office:value="-0.944527089595794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11916690914869" office:value-type="float"/>
          <table:table-cell office:value="20" office:value-type="float"/>
          <table:table-cell office:value="-0.9445270895957947" office:value-type="float"/>
        </table:table-row>
      </table:table>
      <table:table table:name="2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4056636095047" office:value-type="float"/>
          <table:table-cell office:value="-0.0094056636095047" office:value-type="float"/>
          <table:table-cell office:value="-0.0094056636095047" office:value-type="float"/>
          <table:table-cell office:value="-0.0094056636095047" office:value-type="float"/>
          <table:table-cell office:value="-0.0094056636095047" office:value-type="float"/>
          <table:table-cell office:value="-0.0094056636095047" office:value-type="float"/>
          <table:table-cell office:value="0.958114512083061" office:value-type="float"/>
          <table:table-cell office:value="1" office:value-type="float"/>
          <table:table-cell office:value="-0.94056636095047" office:value-type="float"/>
        </table:table-row>
        <table:table-row>
          <table:table-cell office:value="-0.018816933035850525" office:value-type="float"/>
          <table:table-cell office:value="-0.018816933035850525" office:value-type="float"/>
          <table:table-cell office:value="-0.018816933035850525" office:value-type="float"/>
          <table:table-cell office:value="-0.018816933035850525" office:value-type="float"/>
          <table:table-cell office:value="-0.018816933035850525" office:value-type="float"/>
          <table:table-cell office:value="-0.018816933035850525" office:value-type="float"/>
          <table:table-cell office:value="0.981167320009464" office:value-type="float"/>
          <table:table-cell office:value="2" office:value-type="float"/>
          <table:table-cell office:value="-0.9411269426345825" office:value-type="float"/>
        </table:table-row>
        <table:table-row>
          <table:table-cell office:value="-0.028239800930023193" office:value-type="float"/>
          <table:table-cell office:value="-0.028239800930023193" office:value-type="float"/>
          <table:table-cell office:value="-0.028239800930023193" office:value-type="float"/>
          <table:table-cell office:value="-0.028239800930023193" office:value-type="float"/>
          <table:table-cell office:value="-0.028239800930023193" office:value-type="float"/>
          <table:table-cell office:value="-0.028239800930023193" office:value-type="float"/>
          <table:table-cell office:value="0.9957514617361591" office:value-type="float"/>
          <table:table-cell office:value="3" office:value-type="float"/>
          <table:table-cell office:value="-0.9422867894172668" office:value-type="float"/>
        </table:table-row>
        <table:table-row>
          <table:table-cell office:value="-0.037669944763183597" office:value-type="float"/>
          <table:table-cell office:value="-0.037669944763183597" office:value-type="float"/>
          <table:table-cell office:value="-0.037669944763183597" office:value-type="float"/>
          <table:table-cell office:value="-0.037669944763183597" office:value-type="float"/>
          <table:table-cell office:value="-0.037669944763183597" office:value-type="float"/>
          <table:table-cell office:value="-0.037669944763183597" office:value-type="float"/>
          <table:table-cell office:value="0.9726524211438626" office:value-type="float"/>
          <table:table-cell office:value="4" office:value-type="float"/>
          <table:table-cell office:value="-0.94301438331604" office:value-type="float"/>
        </table:table-row>
        <table:table-row>
          <table:table-cell office:value="-0.047113817334175113" office:value-type="float"/>
          <table:table-cell office:value="-0.047113817334175113" office:value-type="float"/>
          <table:table-cell office:value="-0.047113817334175113" office:value-type="float"/>
          <table:table-cell office:value="-0.047113817334175113" office:value-type="float"/>
          <table:table-cell office:value="-0.047113817334175113" office:value-type="float"/>
          <table:table-cell office:value="-0.047113817334175113" office:value-type="float"/>
          <table:table-cell office:value="0.9495197521490675" office:value-type="float"/>
          <table:table-cell office:value="5" office:value-type="float"/>
          <table:table-cell office:value="-0.94438725709915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24500773133309" office:value-type="float"/>
          <table:table-cell office:value="6" office:value-type="float"/>
          <table:table-cell office:value="-0.945237457752227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24500773133309" office:value-type="float"/>
          <table:table-cell office:value="7" office:value-type="float"/>
          <table:table-cell office:value="-0.9460380077362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24500773133309" office:value-type="float"/>
          <table:table-cell office:value="8" office:value-type="float"/>
          <table:table-cell office:value="-0.94603800773620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24500773133309" office:value-type="float"/>
          <table:table-cell office:value="9" office:value-type="float"/>
          <table:table-cell office:value="-0.94656872749328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24500773133309" office:value-type="float"/>
          <table:table-cell office:value="10" office:value-type="float"/>
          <table:table-cell office:value="-0.946568727493286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24500773133309" office:value-type="float"/>
          <table:table-cell office:value="11" office:value-type="float"/>
          <table:table-cell office:value="-0.94709861278533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24500773133309" office:value-type="float"/>
          <table:table-cell office:value="12" office:value-type="float"/>
          <table:table-cell office:value="-0.94709861278533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24500773133309" office:value-type="float"/>
          <table:table-cell office:value="13" office:value-type="float"/>
          <table:table-cell office:value="-0.94762641191482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24500773133309" office:value-type="float"/>
          <table:table-cell office:value="14" office:value-type="float"/>
          <table:table-cell office:value="-0.947626411914825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24500773133309" office:value-type="float"/>
          <table:table-cell office:value="15" office:value-type="float"/>
          <table:table-cell office:value="-0.94814944267272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24500773133309" office:value-type="float"/>
          <table:table-cell office:value="16" office:value-type="float"/>
          <table:table-cell office:value="-0.94814944267272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24500773133309" office:value-type="float"/>
          <table:table-cell office:value="17" office:value-type="float"/>
          <table:table-cell office:value="-0.94866633415222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24500773133309" office:value-type="float"/>
          <table:table-cell office:value="18" office:value-type="float"/>
          <table:table-cell office:value="-0.94866633415222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24500773133309" office:value-type="float"/>
          <table:table-cell office:value="19" office:value-type="float"/>
          <table:table-cell office:value="-0.949175357818603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24500773133309" office:value-type="float"/>
          <table:table-cell office:value="20" office:value-type="float"/>
          <table:table-cell office:value="-0.9491753578186035" office:value-type="float"/>
        </table:table-row>
      </table:table>
      <table:table table:name="2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457556009292602" office:value-type="float"/>
          <table:table-cell office:value="-0.009457556009292602" office:value-type="float"/>
          <table:table-cell office:value="-0.009457556009292602" office:value-type="float"/>
          <table:table-cell office:value="-0.009457556009292602" office:value-type="float"/>
          <table:table-cell office:value="-0.009457556009292602" office:value-type="float"/>
          <table:table-cell office:value="-0.009457556009292602" office:value-type="float"/>
          <table:table-cell office:value="0.956717052275864" office:value-type="float"/>
          <table:table-cell office:value="1" office:value-type="float"/>
          <table:table-cell office:value="-0.9457556009292603" office:value-type="float"/>
        </table:table-row>
        <table:table-row>
          <table:table-cell office:value="-0.018920953273773192" office:value-type="float"/>
          <table:table-cell office:value="-0.018920953273773192" office:value-type="float"/>
          <table:table-cell office:value="-0.018920953273773192" office:value-type="float"/>
          <table:table-cell office:value="-0.018920953273773192" office:value-type="float"/>
          <table:table-cell office:value="-0.018920953273773192" office:value-type="float"/>
          <table:table-cell office:value="-0.018920953273773192" office:value-type="float"/>
          <table:table-cell office:value="0.9798975468070916" office:value-type="float"/>
          <table:table-cell office:value="2" office:value-type="float"/>
          <table:table-cell office:value="-0.9463397264480591" office:value-type="float"/>
        </table:table-row>
        <table:table-row>
          <table:table-cell office:value="-0.028395861983299256" office:value-type="float"/>
          <table:table-cell office:value="-0.028395861983299256" office:value-type="float"/>
          <table:table-cell office:value="-0.028395861983299256" office:value-type="float"/>
          <table:table-cell office:value="-0.028395861983299256" office:value-type="float"/>
          <table:table-cell office:value="-0.028395861983299256" office:value-type="float"/>
          <table:table-cell office:value="-0.028395861983299256" office:value-type="float"/>
          <table:table-cell office:value="0.9968937614951173" office:value-type="float"/>
          <table:table-cell office:value="3" office:value-type="float"/>
          <table:table-cell office:value="-0.9474908709526062" office:value-type="float"/>
        </table:table-row>
        <table:table-row>
          <table:table-cell office:value="-0.03787826538085938" office:value-type="float"/>
          <table:table-cell office:value="-0.03787826538085938" office:value-type="float"/>
          <table:table-cell office:value="-0.03787826538085938" office:value-type="float"/>
          <table:table-cell office:value="-0.03787826538085938" office:value-type="float"/>
          <table:table-cell office:value="-0.03787826538085938" office:value-type="float"/>
          <table:table-cell office:value="-0.03787826538085938" office:value-type="float"/>
          <table:table-cell office:value="0.9736667116358614" office:value-type="float"/>
          <table:table-cell office:value="4" office:value-type="float"/>
          <table:table-cell office:value="-0.948240339756012" office:value-type="float"/>
        </table:table-row>
        <table:table-row>
          <table:table-cell office:value="-0.04737399756908417" office:value-type="float"/>
          <table:table-cell office:value="-0.04737399756908417" office:value-type="float"/>
          <table:table-cell office:value="-0.04737399756908417" office:value-type="float"/>
          <table:table-cell office:value="-0.04737399756908417" office:value-type="float"/>
          <table:table-cell office:value="-0.04737399756908417" office:value-type="float"/>
          <table:table-cell office:value="-0.04737399756908417" office:value-type="float"/>
          <table:table-cell office:value="0.9504070130405887" office:value-type="float"/>
          <table:table-cell office:value="5" office:value-type="float"/>
          <table:table-cell office:value="-0.94957321882247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39746470215367" office:value-type="float"/>
          <table:table-cell office:value="6" office:value-type="float"/>
          <table:table-cell office:value="-0.950419962406158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39746470215367" office:value-type="float"/>
          <table:table-cell office:value="7" office:value-type="float"/>
          <table:table-cell office:value="-0.95115214586257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39746470215367" office:value-type="float"/>
          <table:table-cell office:value="8" office:value-type="float"/>
          <table:table-cell office:value="-0.9511521458625793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39746470215367" office:value-type="float"/>
          <table:table-cell office:value="9" office:value-type="float"/>
          <table:table-cell office:value="-0.951638936996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39746470215367" office:value-type="float"/>
          <table:table-cell office:value="10" office:value-type="float"/>
          <table:table-cell office:value="-0.9516389369964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39746470215367" office:value-type="float"/>
          <table:table-cell office:value="11" office:value-type="float"/>
          <table:table-cell office:value="-0.95212256908416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39746470215367" office:value-type="float"/>
          <table:table-cell office:value="12" office:value-type="float"/>
          <table:table-cell office:value="-0.952122569084167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39746470215367" office:value-type="float"/>
          <table:table-cell office:value="13" office:value-type="float"/>
          <table:table-cell office:value="-0.95260441303253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39746470215367" office:value-type="float"/>
          <table:table-cell office:value="14" office:value-type="float"/>
          <table:table-cell office:value="-0.952604413032531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39746470215367" office:value-type="float"/>
          <table:table-cell office:value="15" office:value-type="float"/>
          <table:table-cell office:value="-0.95308142900466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39746470215367" office:value-type="float"/>
          <table:table-cell office:value="16" office:value-type="float"/>
          <table:table-cell office:value="-0.953081429004669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39746470215367" office:value-type="float"/>
          <table:table-cell office:value="17" office:value-type="float"/>
          <table:table-cell office:value="-0.95355355739593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39746470215367" office:value-type="float"/>
          <table:table-cell office:value="18" office:value-type="float"/>
          <table:table-cell office:value="-0.9535535573959351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39746470215367" office:value-type="float"/>
          <table:table-cell office:value="19" office:value-type="float"/>
          <table:table-cell office:value="-0.9540204405784607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9439746470215367" office:value-type="float"/>
          <table:table-cell office:value="20" office:value-type="float"/>
          <table:table-cell office:value="-0.9540204405784607" office:value-type="float"/>
        </table:table-row>
      </table:table>
      <table:table table:name="2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511426091194153" office:value-type="float"/>
          <table:table-cell office:value="-0.009511426091194153" office:value-type="float"/>
          <table:table-cell office:value="-0.009511426091194153" office:value-type="float"/>
          <table:table-cell office:value="-0.009511426091194153" office:value-type="float"/>
          <table:table-cell office:value="-0.009511426091194153" office:value-type="float"/>
          <table:table-cell office:value="-0.009511426091194153" office:value-type="float"/>
          <table:table-cell office:value="0.9161651454023593" office:value-type="float"/>
          <table:table-cell office:value="1" office:value-type="float"/>
          <table:table-cell office:value="-0.9511426091194153" office:value-type="float"/>
        </table:table-row>
        <table:table-row>
          <table:table-cell office:value="-0.01902851104736328" office:value-type="float"/>
          <table:table-cell office:value="-0.01902851104736328" office:value-type="float"/>
          <table:table-cell office:value="-0.01902851104736328" office:value-type="float"/>
          <table:table-cell office:value="-0.01902851104736328" office:value-type="float"/>
          <table:table-cell office:value="-0.01902851104736328" office:value-type="float"/>
          <table:table-cell office:value="-0.01902851104736328" office:value-type="float"/>
          <table:table-cell office:value="0.892853143421027" office:value-type="float"/>
          <table:table-cell office:value="2" office:value-type="float"/>
          <table:table-cell office:value="-0.9517084956169128" office:value-type="float"/>
        </table:table-row>
        <table:table-row>
          <table:table-cell office:value="-0.02855662226676941" office:value-type="float"/>
          <table:table-cell office:value="-0.02855662226676941" office:value-type="float"/>
          <table:table-cell office:value="-0.02855662226676941" office:value-type="float"/>
          <table:table-cell office:value="-0.02855662226676941" office:value-type="float"/>
          <table:table-cell office:value="-0.02855662226676941" office:value-type="float"/>
          <table:table-cell office:value="-0.02855662226676941" office:value-type="float"/>
          <table:table-cell office:value="0.8695141327209943" office:value-type="float"/>
          <table:table-cell office:value="3" office:value-type="float"/>
          <table:table-cell office:value="-0.9528111219406128" office:value-type="float"/>
        </table:table-row>
        <table:table-row>
          <table:table-cell office:value="-0.038091960549354556" office:value-type="float"/>
          <table:table-cell office:value="-0.038091960549354556" office:value-type="float"/>
          <table:table-cell office:value="-0.038091960549354556" office:value-type="float"/>
          <table:table-cell office:value="-0.038091960549354556" office:value-type="float"/>
          <table:table-cell office:value="-0.038091960549354556" office:value-type="float"/>
          <table:table-cell office:value="-0.038091960549354556" office:value-type="float"/>
          <table:table-cell office:value="0.8461574194038342" office:value-type="float"/>
          <table:table-cell office:value="4" office:value-type="float"/>
          <table:table-cell office:value="-0.9535338282585144" office:value-type="float"/>
        </table:table-row>
        <table:table-row>
          <table:table-cell office:value="-0.04763944685459137" office:value-type="float"/>
          <table:table-cell office:value="-0.04763944685459137" office:value-type="float"/>
          <table:table-cell office:value="-0.04763944685459137" office:value-type="float"/>
          <table:table-cell office:value="-0.04763944685459137" office:value-type="float"/>
          <table:table-cell office:value="-0.04763944685459137" office:value-type="float"/>
          <table:table-cell office:value="-0.04763944685459137" office:value-type="float"/>
          <table:table-cell office:value="0.8227709496297937" office:value-type="float"/>
          <table:table-cell office:value="5" office:value-type="float"/>
          <table:table-cell office:value="-0.954748630523681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69887989128207" office:value-type="float"/>
          <table:table-cell office:value="6" office:value-type="float"/>
          <table:table-cell office:value="-0.955576002597808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69887989128207" office:value-type="float"/>
          <table:table-cell office:value="7" office:value-type="float"/>
          <table:table-cell office:value="-0.95621740818023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69887989128207" office:value-type="float"/>
          <table:table-cell office:value="8" office:value-type="float"/>
          <table:table-cell office:value="-0.956217408180236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69887989128207" office:value-type="float"/>
          <table:table-cell office:value="9" office:value-type="float"/>
          <table:table-cell office:value="-0.956654787063598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69887989128207" office:value-type="float"/>
          <table:table-cell office:value="10" office:value-type="float"/>
          <table:table-cell office:value="-0.9566547870635986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69887989128207" office:value-type="float"/>
          <table:table-cell office:value="11" office:value-type="float"/>
          <table:table-cell office:value="-0.95708978176116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69887989128207" office:value-type="float"/>
          <table:table-cell office:value="12" office:value-type="float"/>
          <table:table-cell office:value="-0.9570897817611694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69887989128207" office:value-type="float"/>
          <table:table-cell office:value="13" office:value-type="float"/>
          <table:table-cell office:value="-0.95752352476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69887989128207" office:value-type="float"/>
          <table:table-cell office:value="14" office:value-type="float"/>
          <table:table-cell office:value="-0.957523524761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69887989128207" office:value-type="float"/>
          <table:table-cell office:value="15" office:value-type="float"/>
          <table:table-cell office:value="-0.95795488357543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69887989128207" office:value-type="float"/>
          <table:table-cell office:value="16" office:value-type="float"/>
          <table:table-cell office:value="-0.9579548835754395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69887989128207" office:value-type="float"/>
          <table:table-cell office:value="17" office:value-type="float"/>
          <table:table-cell office:value="-0.95838415622711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69887989128207" office:value-type="float"/>
          <table:table-cell office:value="18" office:value-type="float"/>
          <table:table-cell office:value="-0.9583841562271118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69887989128207" office:value-type="float"/>
          <table:table-cell office:value="19" office:value-type="float"/>
          <table:table-cell office:value="-0.9588118195533752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-0.05" office:value-type="float"/>
          <table:table-cell office:value="0.8169887989128207" office:value-type="float"/>
          <table:table-cell office:value="20" office:value-type="float"/>
          <table:table-cell office:value="-0.9588118195533752" office:value-type="float"/>
        </table:table-row>
      </table:table>
      <table:table table:name="2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9553813338279725" office:value-type="float"/>
          <table:table-cell office:value="-0.009553813338279725" office:value-type="float"/>
          <table:table-cell office:value="-0.009553813338279725" office:value-type="float"/>
          <table:table-cell office:value="-0.009553813338279725" office:value-type="float"/>
          <table:table-cell office:value="-0.009553813338279725" office:value-type="float"/>
          <table:table-cell office:value="-0.009553813338279725" office:value-type="float"/>
          <table:table-cell office:value="0.9451630549738429" office:value-type="float"/>
          <table:table-cell office:value="1.0" office:value-type="float"/>
          <table:table-cell office:value="-0.9553813338279724" office:value-type="float"/>
        </table:table-row>
        <table:table-row>
          <table:table-cell office:value="-0.01911353886127472" office:value-type="float"/>
          <table:table-cell office:value="-0.01911353886127472" office:value-type="float"/>
          <table:table-cell office:value="-0.01911353886127472" office:value-type="float"/>
          <table:table-cell office:value="-0.01911353886127472" office:value-type="float"/>
          <table:table-cell office:value="-0.01911353886127472" office:value-type="float"/>
          <table:table-cell office:value="-0.01911353886127472" office:value-type="float"/>
          <table:table-cell office:value="0.9217466053614441" office:value-type="float"/>
          <table:table-cell office:value="2.0" office:value-type="float"/>
          <table:table-cell office:value="-0.9559725522994995" office:value-type="float"/>
        </table:table-row>
        <table:table-row>
          <table:table-cell office:value="-0.028684203624725346" office:value-type="float"/>
          <table:table-cell office:value="-0.028684203624725346" office:value-type="float"/>
          <table:table-cell office:value="-0.028684203624725346" office:value-type="float"/>
          <table:table-cell office:value="-0.028684203624725346" office:value-type="float"/>
          <table:table-cell office:value="-0.028684203624725346" office:value-type="float"/>
          <table:table-cell office:value="-0.028684203624725346" office:value-type="float"/>
          <table:table-cell office:value="0.8983033601917554" office:value-type="float"/>
          <table:table-cell office:value="3.0" office:value-type="float"/>
          <table:table-cell office:value="-0.9570664763450623" office:value-type="float"/>
        </table:table-row>
        <table:table-row>
          <table:table-cell office:value="-0.03826189041137696" office:value-type="float"/>
          <table:table-cell office:value="-0.03826189041137696" office:value-type="float"/>
          <table:table-cell office:value="-0.03826189041137696" office:value-type="float"/>
          <table:table-cell office:value="-0.03826189041137696" office:value-type="float"/>
          <table:table-cell office:value="-0.03826189041137696" office:value-type="float"/>
          <table:table-cell office:value="-0.03826189041137696" office:value-type="float"/>
          <table:table-cell office:value="0.8748429146482624" office:value-type="float"/>
          <table:table-cell office:value="4.0" office:value-type="float"/>
          <table:table-cell office:value="-0.9577686786651611" office:value-type="float"/>
        </table:table-row>
        <table:table-row>
          <table:table-cell office:value="-0.04785161972045899" office:value-type="float"/>
          <table:table-cell office:value="-0.04785161972045899" office:value-type="float"/>
          <table:table-cell office:value="-0.04785161972045899" office:value-type="float"/>
          <table:table-cell office:value="-0.04785161972045899" office:value-type="float"/>
          <table:table-cell office:value="-0.04785161972045899" office:value-type="float"/>
          <table:table-cell office:value="-0.04785161972045899" office:value-type="float"/>
          <table:table-cell office:value="0.8513529710695987" office:value-type="float"/>
          <table:table-cell office:value="5.0" office:value-type="float"/>
          <table:table-cell office:value="-0.958972930908203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2T14:38:04.340238</meta:creation-date>
    <dc:date>2024-03-12T14:38:04.384031</dc:date>
    <meta:generator>http://pypi.python.org/pypi/ezodf/0.1.0$Python3.8.10 (default, Nov 22 2023, 10:22:35) 
[GCC 9.4.0]</meta:generator>
    <meta:document-statistic/>
    <meta:editing-cycles>1</meta:editing-cycles>
  </office:meta>
</office:document-meta>
</file>